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Lohit Devanagari2" svg:font-family="'Lohit Devanagari'"/>
    <style:font-face style:name="F" svg:font-family="" style:font-family-generic="roman"/>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667in" fo:margin-left="0.0354in" table:align="left" style:shadow="none"/>
    </style:style>
    <style:style style:name="Table2.A" style:family="table-column">
      <style:table-column-properties style:column-width="5.0625in"/>
    </style:style>
    <style:style style:name="Table2.B" style:family="table-column">
      <style:table-column-properties style:column-width="1.6042in"/>
    </style:style>
    <style:style style:name="Table2.A1" style:family="table-cell">
      <style:table-cell-properties fo:padding="0.0382in" fo:border="none"/>
    </style:style>
    <style:style style:name="Table3" style:family="table">
      <style:table-properties style:width="6.2299in" table:align="margins"/>
    </style:style>
    <style:style style:name="Table3.A" style:family="table-column">
      <style:table-column-properties style:column-width="0.8194in" style:rel-column-width="8619*"/>
    </style:style>
    <style:style style:name="Table3.B" style:family="table-column">
      <style:table-column-properties style:column-width="0.8715in" style:rel-column-width="9166*"/>
    </style:style>
    <style:style style:name="Table3.C" style:family="table-column">
      <style:table-column-properties style:column-width="1.5215in" style:rel-column-width="16007*"/>
    </style:style>
    <style:style style:name="Table3.D" style:family="table-column">
      <style:table-column-properties style:column-width="3.0174in" style:rel-column-width="3174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1" style:family="table">
      <style:table-properties style:width="6.2299in" table:align="margins"/>
    </style:style>
    <style:style style:name="Table1.A" style:family="table-column">
      <style:table-column-properties style:column-width="1.2458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paragraph-rsid="0010f341"/>
    </style:style>
    <style:style style:name="P3" style:family="paragraph" style:parent-style-name="Standard">
      <style:paragraph-properties fo:text-align="center" style:justify-single-word="false"/>
      <style:text-properties style:font-name="Liberation Sans" fo:font-size="32pt" fo:font-weight="bold" officeooo:paragraph-rsid="0010f341" style:font-size-asian="28pt" style:font-weight-asian="bold" style:font-size-complex="32pt" style:font-weight-complex="bold"/>
    </style:style>
    <style:style style:name="P4" style:family="paragraph" style:parent-style-name="Standard">
      <style:text-properties officeooo:paragraph-rsid="002b6462"/>
    </style:style>
    <style:style style:name="P5" style:family="paragraph" style:parent-style-name="Standard">
      <style:text-properties fo:font-weight="bold" officeooo:paragraph-rsid="00336e59" style:font-name-asian="Noto Sans CJK SC Regular" style:font-weight-asian="bold" style:font-name-complex="Lohit Devanagari1" style:font-size-complex="16pt" style:font-weight-complex="bold"/>
    </style:style>
    <style:style style:name="P6" style:family="paragraph" style:parent-style-name="Standard">
      <style:paragraph-properties fo:text-align="end" style:justify-single-word="false"/>
      <style:text-properties fo:color="#666666" style:font-name="Liberation Sans" fo:font-size="10.5pt" fo:font-weight="normal" officeooo:paragraph-rsid="002b6462" style:font-size-asian="10.5pt" style:font-weight-asian="normal" style:font-size-complex="10.5pt" style:font-weight-complex="normal"/>
    </style:style>
    <style:style style:name="P7" style:family="paragraph" style:parent-style-name="Standard">
      <style:paragraph-properties>
        <style:tab-stops>
          <style:tab-stop style:position="6.6929in" style:type="right" style:leader-style="dotted" style:leader-text="."/>
        </style:tab-stops>
      </style:paragraph-properties>
    </style:style>
    <style:style style:name="P8" style:family="paragraph" style:parent-style-name="Standard">
      <style:text-properties officeooo:paragraph-rsid="00336e59" style:font-name-asian="Noto Sans CJK SC Regular" style:font-name-complex="Lohit Devanagari1" style:font-size-complex="16pt"/>
    </style:style>
    <style:style style:name="P9" style:family="paragraph" style:parent-style-name="Text_20_body">
      <style:text-properties officeooo:paragraph-rsid="0011f2bf"/>
    </style:style>
    <style:style style:name="P10" style:family="paragraph" style:parent-style-name="Text_20_body">
      <style:text-properties officeooo:paragraph-rsid="001573bd"/>
    </style:style>
    <style:style style:name="P11" style:family="paragraph" style:parent-style-name="Text_20_body">
      <style:text-properties officeooo:rsid="001573bd" officeooo:paragraph-rsid="001573bd"/>
    </style:style>
    <style:style style:name="P12" style:family="paragraph" style:parent-style-name="Text_20_body">
      <style:text-properties officeooo:paragraph-rsid="00162b31"/>
    </style:style>
    <style:style style:name="P13" style:family="paragraph" style:parent-style-name="Text_20_body">
      <style:text-properties officeooo:rsid="00162b31" officeooo:paragraph-rsid="00162b31"/>
    </style:style>
    <style:style style:name="P14" style:family="paragraph" style:parent-style-name="Text_20_body">
      <style:text-properties officeooo:paragraph-rsid="0017989d"/>
    </style:style>
    <style:style style:name="P15" style:family="paragraph" style:parent-style-name="Text_20_body">
      <style:text-properties officeooo:paragraph-rsid="00195ac5"/>
    </style:style>
    <style:style style:name="P16" style:family="paragraph" style:parent-style-name="Text_20_body">
      <style:text-properties officeooo:paragraph-rsid="0019ce11"/>
    </style:style>
    <style:style style:name="P17" style:family="paragraph" style:parent-style-name="Text_20_body">
      <style:text-properties officeooo:paragraph-rsid="001b9fc0"/>
    </style:style>
    <style:style style:name="P18" style:family="paragraph" style:parent-style-name="Text_20_body">
      <style:text-properties officeooo:paragraph-rsid="001d18de"/>
    </style:style>
    <style:style style:name="P19" style:family="paragraph" style:parent-style-name="Text_20_body">
      <style:text-properties fo:color="#ce181e" officeooo:paragraph-rsid="0011f2bf"/>
    </style:style>
    <style:style style:name="P20" style:family="paragraph" style:parent-style-name="Text_20_body">
      <style:text-properties officeooo:paragraph-rsid="00222282"/>
    </style:style>
    <style:style style:name="P21" style:family="paragraph" style:parent-style-name="Text_20_body">
      <style:text-properties officeooo:paragraph-rsid="00243c09"/>
    </style:style>
    <style:style style:name="P22" style:family="paragraph" style:parent-style-name="Table_20_Contents">
      <style:paragraph-properties fo:text-align="center" style:justify-single-word="false"/>
      <style:text-properties officeooo:rsid="00222282" officeooo:paragraph-rsid="00222282"/>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fo:font-weight="bold" style:font-name-asian="Noto Sans CJK SC Regular" style:font-weight-asian="bold" style:font-name-complex="Lohit Devanagari1" style:font-size-complex="16pt" style:font-weight-complex="bold"/>
    </style:style>
    <style:style style:name="P25" style:family="paragraph" style:parent-style-name="Table_20_Contents">
      <style:paragraph-properties fo:text-align="end" style:justify-single-word="false"/>
      <style:text-properties fo:color="#666666" style:font-name="Liberation Sans" fo:font-size="10.5pt" fo:font-weight="normal" officeooo:rsid="002b6462" officeooo:paragraph-rsid="002b6462" style:font-size-asian="10.5pt" style:font-weight-asian="normal" style:font-size-complex="10.5pt" style:font-weight-complex="normal"/>
    </style:style>
    <style:style style:name="P26" style:family="paragraph" style:parent-style-name="Table_20_Contents">
      <style:text-properties style:font-name="Liberation Sans" officeooo:rsid="002b6462" officeooo:paragraph-rsid="002b6462"/>
    </style:style>
    <style:style style:name="P27" style:family="paragraph" style:parent-style-name="Contents_20_Heading">
      <style:paragraph-properties fo:break-before="page"/>
    </style:style>
    <style:style style:name="P28" style:family="paragraph" style:parent-style-name="Standard" style:master-page-name="First_20_Page">
      <style:paragraph-properties fo:text-align="center" style:justify-single-word="false" style:page-number="auto"/>
      <style:text-properties style:font-name="Liberation Sans" fo:font-size="32pt" fo:font-weight="bold" officeooo:paragraph-rsid="0010f341" style:font-size-asian="28pt" style:font-weight-asian="bold" style:font-size-complex="32pt" style:font-weight-complex="bold"/>
    </style:style>
    <style:style style:name="P29" style:family="paragraph" style:parent-style-name="Standard">
      <style:paragraph-properties fo:text-align="center" style:justify-single-word="false"/>
      <style:text-properties style:font-name="Liberation Sans" fo:font-size="32pt" fo:font-weight="bold" officeooo:paragraph-rsid="0010f341" style:font-size-asian="28pt" style:font-weight-asian="bold" style:font-size-complex="32pt" style:font-weight-complex="bold"/>
    </style:style>
    <style:style style:name="P30" style:family="paragraph" style:parent-style-name="Standard">
      <style:text-properties officeooo:paragraph-rsid="002b6462"/>
    </style:style>
    <style:style style:name="P31" style:family="paragraph" style:parent-style-name="Text_20_body" style:list-style-name="L1">
      <style:text-properties officeooo:paragraph-rsid="00143fa9"/>
    </style:style>
    <style:style style:name="P32" style:family="paragraph" style:parent-style-name="Text_20_body" style:list-style-name="L2">
      <style:text-properties officeooo:paragraph-rsid="00143fa9"/>
    </style:style>
    <style:style style:name="P33" style:family="paragraph" style:parent-style-name="Text_20_body" style:list-style-name="L3">
      <style:text-properties officeooo:paragraph-rsid="00143fa9"/>
    </style:style>
    <style:style style:name="P34" style:family="paragraph" style:parent-style-name="Text_20_body" style:list-style-name="L4">
      <style:text-properties officeooo:paragraph-rsid="00143fa9"/>
    </style:style>
    <style:style style:name="P35" style:family="paragraph" style:parent-style-name="Text_20_body" style:list-style-name="L5"/>
    <style:style style:name="P36" style:family="paragraph" style:parent-style-name="Text_20_body" style:list-style-name="L6">
      <style:text-properties fo:font-weight="normal" officeooo:paragraph-rsid="00143fa9" style:font-weight-asian="normal" style:font-weight-complex="normal"/>
    </style:style>
    <style:style style:name="P37" style:family="paragraph" style:parent-style-name="Text_20_body" style:list-style-name="L7">
      <style:text-properties officeooo:rsid="001573bd" officeooo:paragraph-rsid="001573bd"/>
    </style:style>
    <style:style style:name="P38" style:family="paragraph" style:parent-style-name="Text_20_body" style:list-style-name="L8">
      <style:text-properties officeooo:rsid="00162b31" officeooo:paragraph-rsid="00162b31"/>
    </style:style>
    <style:style style:name="P39" style:family="paragraph" style:parent-style-name="Text_20_body" style:list-style-name="L9">
      <style:text-properties officeooo:rsid="00162b31" officeooo:paragraph-rsid="00162b31"/>
    </style:style>
    <style:style style:name="P40" style:family="paragraph" style:parent-style-name="Text_20_body" style:list-style-name="L10">
      <style:text-properties officeooo:rsid="00162b31"/>
    </style:style>
    <style:style style:name="P41" style:family="paragraph" style:parent-style-name="Text_20_body" style:list-style-name="L11">
      <style:text-properties officeooo:rsid="00162b31" officeooo:paragraph-rsid="00162b31"/>
    </style:style>
    <style:style style:name="P42" style:family="paragraph" style:parent-style-name="Text_20_body" style:list-style-name="L12">
      <style:text-properties officeooo:rsid="00162b31" officeooo:paragraph-rsid="00162b31"/>
    </style:style>
    <style:style style:name="P43" style:family="paragraph" style:parent-style-name="Text_20_body" style:list-style-name="L13">
      <style:text-properties officeooo:rsid="00162b31" officeooo:paragraph-rsid="00162b31"/>
    </style:style>
    <style:style style:name="P44" style:family="paragraph" style:parent-style-name="Text_20_body" style:list-style-name="L14"/>
    <style:style style:name="P45" style:family="paragraph" style:parent-style-name="Text_20_body">
      <style:text-properties fo:font-weight="bold" style:font-weight-asian="bold" style:font-weight-complex="bold"/>
    </style:style>
    <style:style style:name="P46" style:family="paragraph" style:parent-style-name="Text_20_body">
      <style:text-properties fo:font-weight="bold" officeooo:paragraph-rsid="0019ce11" style:font-weight-asian="bold" style:font-weight-complex="bold"/>
    </style:style>
    <style:style style:name="P47" style:family="paragraph" style:parent-style-name="Text_20_body" style:list-style-name="L15"/>
    <style:style style:name="P48" style:family="paragraph" style:parent-style-name="Text_20_body" style:list-style-name="L15">
      <style:text-properties officeooo:paragraph-rsid="0017989d"/>
    </style:style>
    <style:style style:name="P49" style:family="paragraph" style:parent-style-name="Text_20_body" style:list-style-name="L15">
      <style:text-properties officeooo:rsid="0017989d" officeooo:paragraph-rsid="0017989d"/>
    </style:style>
    <style:style style:name="P50" style:family="paragraph" style:parent-style-name="Text_20_body">
      <style:text-properties style:text-underline-style="solid" style:text-underline-type="double" style:text-underline-width="auto" style:text-underline-color="font-color" fo:font-weight="bold" style:font-weight-asian="bold" style:font-weight-complex="bold"/>
    </style:style>
    <style:style style:name="P51" style:family="paragraph" style:parent-style-name="Text_20_body" style:list-style-name="L16">
      <style:text-properties officeooo:paragraph-rsid="001b9fc0"/>
    </style:style>
    <style:style style:name="P52" style:family="paragraph" style:parent-style-name="Text_20_body" style:list-style-name="L17">
      <style:text-properties officeooo:paragraph-rsid="001b9fc0"/>
    </style:style>
    <style:style style:name="P53" style:family="paragraph" style:parent-style-name="Text_20_body" style:list-style-name="L18">
      <style:text-properties officeooo:paragraph-rsid="001b9fc0"/>
    </style:style>
    <style:style style:name="P54" style:family="paragraph" style:parent-style-name="Text_20_body" style:list-style-name="L18">
      <style:text-properties officeooo:paragraph-rsid="001d18de"/>
    </style:style>
    <style:style style:name="P55" style:family="paragraph" style:parent-style-name="Text_20_body" style:list-style-name="L19"/>
    <style:style style:name="P56" style:family="paragraph" style:parent-style-name="Text_20_body" style:list-style-name="L20"/>
    <style:style style:name="P57" style:family="paragraph" style:parent-style-name="Text_20_body" style:list-style-name="L21">
      <style:text-properties officeooo:paragraph-rsid="0011f2bf"/>
    </style:style>
    <style:style style:name="P58" style:family="paragraph" style:parent-style-name="Text_20_body" style:list-style-name="L22">
      <style:text-properties officeooo:paragraph-rsid="0011f2bf"/>
    </style:style>
    <style:style style:name="P59" style:family="paragraph" style:parent-style-name="Text_20_body" style:list-style-name="L23">
      <style:text-properties officeooo:paragraph-rsid="0011f2bf"/>
    </style:style>
    <style:style style:name="P60" style:family="paragraph" style:parent-style-name="Text_20_body" style:list-style-name="L24">
      <style:text-properties officeooo:paragraph-rsid="0011f2bf"/>
    </style:style>
    <style:style style:name="P61" style:family="paragraph" style:parent-style-name="Text_20_body" style:list-style-name="L25">
      <style:text-properties officeooo:paragraph-rsid="0011f2bf"/>
    </style:style>
    <style:style style:name="P62" style:family="paragraph" style:parent-style-name="Text_20_body" style:list-style-name="L26">
      <style:text-properties officeooo:paragraph-rsid="0011f2bf"/>
    </style:style>
    <style:style style:name="P63" style:family="paragraph" style:parent-style-name="Text_20_body" style:list-style-name="L27">
      <style:text-properties officeooo:paragraph-rsid="0011f2bf"/>
    </style:style>
    <style:style style:name="P64" style:family="paragraph" style:parent-style-name="Text_20_body" style:list-style-name="L28">
      <style:text-properties officeooo:paragraph-rsid="0011f2bf"/>
    </style:style>
    <style:style style:name="P65" style:family="paragraph" style:parent-style-name="Text_20_body" style:list-style-name="L29">
      <style:text-properties officeooo:paragraph-rsid="0011f2bf"/>
    </style:style>
    <style:style style:name="P66" style:family="paragraph" style:parent-style-name="Heading_20_1" style:list-style-name="">
      <style:text-properties officeooo:paragraph-rsid="0011f2bf"/>
    </style:style>
    <style:style style:name="P67" style:family="paragraph" style:parent-style-name="Heading_20_1" style:list-style-name="">
      <style:text-properties officeooo:paragraph-rsid="0010f341"/>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paragraph-rsid="0011f2bf"/>
    </style:style>
    <style:style style:name="P70" style:family="paragraph" style:parent-style-name="Heading_20_1">
      <style:paragraph-properties fo:break-before="page"/>
      <style:text-properties officeooo:paragraph-rsid="0010f341"/>
    </style:style>
    <style:style style:name="P71" style:family="paragraph" style:parent-style-name="Contents_20_Heading">
      <style:paragraph-properties fo:break-before="page"/>
    </style:style>
    <style:style style:name="P72" style:family="paragraph" style:parent-style-name="Heading_20_2">
      <style:text-properties officeooo:paragraph-rsid="00143fa9"/>
    </style:style>
    <style:style style:name="P73" style:family="paragraph" style:parent-style-name="Heading_20_2">
      <style:text-properties fo:font-weight="bold" officeooo:paragraph-rsid="00143fa9" style:font-weight-asian="bold" style:font-weight-complex="bold"/>
    </style:style>
    <style:style style:name="P74" style:family="paragraph" style:parent-style-name="Heading_20_2">
      <style:text-properties officeooo:paragraph-rsid="001573bd"/>
    </style:style>
    <style:style style:name="P75" style:family="paragraph" style:parent-style-name="Heading_20_2">
      <style:text-properties officeooo:rsid="001573bd" officeooo:paragraph-rsid="001573bd"/>
    </style:style>
    <style:style style:name="P76" style:family="paragraph" style:parent-style-name="Heading_20_2">
      <style:text-properties officeooo:paragraph-rsid="001d18de"/>
    </style:style>
    <style:style style:name="P77" style:family="paragraph" style:parent-style-name="Heading_20_2">
      <style:text-properties officeooo:paragraph-rsid="0011f2bf"/>
    </style:style>
    <style:style style:name="P78" style:family="paragraph" style:parent-style-name="Heading_20_3">
      <style:text-properties officeooo:paragraph-rsid="00143fa9"/>
    </style:style>
    <style:style style:name="P79" style:family="paragraph" style:parent-style-name="Heading_20_3">
      <style:text-properties officeooo:paragraph-rsid="0011f2bf"/>
    </style:style>
    <style:style style:name="P80" style:family="paragraph">
      <style:paragraph-properties fo:text-align="center"/>
      <style:text-properties fo:color="#ffffff" style:font-name="Liberation Sans" fo:font-size="24pt" fo:font-weight="bold" style:font-size-asian="24pt" style:font-weight-asian="bold" style:font-size-complex="24pt" style:font-weight-complex="bold"/>
    </style:style>
    <style:style style:name="P81" style:family="paragraph">
      <loext:graphic-properties draw:fill="solid" draw:fill-color="#808080"/>
      <style:paragraph-properties fo:text-align="center"/>
      <style:text-properties fo:color="#ffffff" style:font-name="Liberation Sans" fo:font-size="24pt" fo:font-weight="bold" style:font-size-asian="24pt" style:font-weight-asian="bold" style:font-size-complex="24pt" style:font-weight-complex="bold"/>
    </style:style>
    <style:style style:name="T1" style:family="text">
      <style:text-properties officeooo:rsid="0031cf65"/>
    </style:style>
    <style:style style:name="T2" style:family="text">
      <style:text-properties fo:font-style="italic" style:font-style-asian="italic" style:font-style-complex="italic"/>
    </style:style>
    <style:style style:name="T3" style:family="text">
      <style:text-properties fo:font-style="italic" officeooo:rsid="00162b31" style:font-style-asian="italic" style:font-style-complex="italic"/>
    </style:style>
    <style:style style:name="T4" style:family="text">
      <style:text-properties officeooo:rsid="00321a6a"/>
    </style:style>
    <style:style style:name="T5" style:family="text">
      <style:text-properties fo:font-weight="bold" style:font-weight-asian="bold" style:font-weight-complex="bold"/>
    </style:style>
    <style:style style:name="T6" style:family="text">
      <style:text-properties officeooo:rsid="001573bd"/>
    </style:style>
    <style:style style:name="T7" style:family="text">
      <style:text-properties officeooo:rsid="00162b31"/>
    </style:style>
    <style:style style:name="T8" style:family="text">
      <style:text-properties officeooo:rsid="00195ac5"/>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officeooo:rsid="00243c09"/>
    </style:style>
    <style:style style:name="T11" style:family="text">
      <style:text-properties officeooo:rsid="00303c9b"/>
    </style:style>
    <style:style style:name="T12" style:family="text">
      <style:text-properties officeooo:rsid="00336e59"/>
    </style:style>
    <style:style style:name="T13" style:family="text">
      <style:text-properties fo:color="#ffffff" style:font-name="Liberation Sans" fo:font-size="24pt" fo:font-weight="bold" style:font-size-asian="24pt" style:font-weight-asian="bold" style:font-size-complex="24pt"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808080" fo:min-height="0in" fo:padding-top="0.2in" fo:padding-bottom="0.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3"/>
      <text:p text:style-name="P3"><draw:frame text:anchor-type="paragraph" draw:z-index="0" draw:name="Shape1" draw:style-name="gr1" draw:text-style-name="P81" svg:width="6.6394in" svg:height="0.7642in" svg:x="0.0319in" svg:y="-0.1417in"><draw:text-box><text:p text:style-name="P80"><text:span text:style-name="T13">Pflichtenheft</text:span></text:p></draw:text-box></draw:frame></text:p>
      <text:p text:style-name="P3"/>
      <text:p text:style-name="P3"/>
      <text:p text:style-name="P3">Projektn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2" table:style-name="Table2">
        <table:table-column table:style-name="Table2.A"/>
        <table:table-column table:style-name="Table2.B"/>
        <table:table-row>
          <table:table-cell table:style-name="Table2.A1" office:value-type="string">
            <text:p text:style-name="P6">Projekt:</text:p>
          </table:table-cell>
          <table:table-cell table:style-name="Table2.A1" office:value-type="string">
            <text:p text:style-name="P26">Projektname</text:p>
          </table:table-cell>
        </table:table-row>
        <table:table-row>
          <table:table-cell table:style-name="Table2.A1" office:value-type="string">
            <text:p text:style-name="P6">Version:</text:p>
          </table:table-cell>
          <table:table-cell table:style-name="Table2.A1" office:value-type="string">
            <text:p text:style-name="P26">1.0</text:p>
          </table:table-cell>
        </table:table-row>
        <table:table-row>
          <table:table-cell table:style-name="Table2.A1" office:value-type="string">
            <text:p text:style-name="P6">Autor:</text:p>
          </table:table-cell>
          <table:table-cell table:style-name="Table2.A1" office:value-type="string">
            <text:p text:style-name="P26">Christian Gapp</text:p>
          </table:table-cell>
        </table:table-row>
        <table:table-row>
          <table:table-cell table:style-name="Table2.A1" office:value-type="string">
            <text:p text:style-name="P25">Letzte Änderung:</text:p>
          </table:table-cell>
          <table:table-cell table:style-name="Table2.A1" office:value-type="string">
            <text:p text:style-name="P26">19.08.2018</text:p>
          </table:table-cell>
        </table:table-row>
      </table:table>
      <text:p text:style-name="Contents_20_Heading"/>
      <text:p text:style-name="P27">Versionshistori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4">Version</text:p>
          </table:table-cell>
          <table:table-cell table:style-name="Table3.A1" office:value-type="string">
            <text:p text:style-name="P24">Datum</text:p>
          </table:table-cell>
          <table:table-cell table:style-name="Table3.A1" office:value-type="string">
            <text:p text:style-name="P5">Autor(en)</text:p>
          </table:table-cell>
          <table:table-cell table:style-name="Table3.D1" office:value-type="string">
            <text:p text:style-name="P5">Änderungen</text:p>
          </table:table-cell>
        </table:table-row>
        <table:table-row>
          <table:table-cell table:style-name="Table3.A2" office:value-type="string">
            <text:p text:style-name="P8">1.0</text:p>
          </table:table-cell>
          <table:table-cell table:style-name="Table3.A2" office:value-type="string">
            <text:p text:style-name="P8">1<text:span text:style-name="T12">9</text:span>.08.2018</text:p>
          </table:table-cell>
          <table:table-cell table:style-name="Table3.A2" office:value-type="string">
            <text:p text:style-name="P8">Christian Gapp</text:p>
          </table:table-cell>
          <table:table-cell table:style-name="Table3.D2" office:value-type="string">
            <text:p text:style-name="P8">Erste Version des Pflichtenheftes</text:p>
          </table:table-cell>
        </table:table-row>
      </table:table>
      <text:p text:style-name="Contents_20_Heading"/>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Inhaltsverzeichnis</text:p>
          </text:index-title>
          <text:p text:style-name="P7"><text:a xlink:type="simple" xlink:href="#__RefHeading___Toc215_2435636710" text:style-name="Index_20_Link" text:visited-style-name="Index_20_Link">1 Zielbestimmungen<text:tab/>4</text:a></text:p>
          <text:p text:style-name="P7"><text:a xlink:type="simple" xlink:href="#__RefHeading___Toc668_2435636710" text:style-name="Index_20_Link" text:visited-style-name="Index_20_Link">1.1 Musskriterien<text:tab/>4</text:a></text:p>
          <text:p text:style-name="P7"><text:a xlink:type="simple" xlink:href="#__RefHeading___Toc219_2435636710" text:style-name="Index_20_Link" text:visited-style-name="Index_20_Link">1.1.1 Kernfunktionalität<text:tab/>4</text:a></text:p>
          <text:p text:style-name="P7"><text:a xlink:type="simple" xlink:href="#__RefHeading___Toc221_2435636710" text:style-name="Index_20_Link" text:visited-style-name="Index_20_Link">1.1.2 Der Benutzer-Account<text:tab/>4</text:a></text:p>
          <text:p text:style-name="P7"><text:a xlink:type="simple" xlink:href="#__RefHeading___Toc223_2435636710" text:style-name="Index_20_Link" text:visited-style-name="Index_20_Link">1.1.3 Das Spiel<text:tab/>5</text:a></text:p>
          <text:p text:style-name="P7"><text:a xlink:type="simple" xlink:href="#__RefHeading___Toc225_2435636710" text:style-name="Index_20_Link" text:visited-style-name="Index_20_Link">1.1.4 Der Administrator<text:tab/>5</text:a></text:p>
          <text:p text:style-name="P7"><text:a xlink:type="simple" xlink:href="#__RefHeading___Toc227_2435636710" text:style-name="Index_20_Link" text:visited-style-name="Index_20_Link">1.1.5 Sonstiges<text:tab/>5</text:a></text:p>
          <text:p text:style-name="P7"><text:a xlink:type="simple" xlink:href="#__RefHeading___Toc229_2435636710" text:style-name="Index_20_Link" text:visited-style-name="Index_20_Link">1.2 Wunschkriterien<text:tab/>5</text:a></text:p>
          <text:p text:style-name="P7"><text:a xlink:type="simple" xlink:href="#__RefHeading___Toc231_2435636710" text:style-name="Index_20_Link" text:visited-style-name="Index_20_Link">1.3 Abgrenzungskriterien<text:tab/>6</text:a></text:p>
          <text:p text:style-name="P7"><text:a xlink:type="simple" xlink:href="#__RefHeading___Toc233_2435636710" text:style-name="Index_20_Link" text:visited-style-name="Index_20_Link">2 Produkteinsatz<text:tab/>7</text:a></text:p>
          <text:p text:style-name="P7"><text:a xlink:type="simple" xlink:href="#__RefHeading___Toc235_2435636710" text:style-name="Index_20_Link" text:visited-style-name="Index_20_Link">2.1 Anwendungsbereiche<text:tab/>7</text:a></text:p>
          <text:p text:style-name="P7"><text:a xlink:type="simple" xlink:href="#__RefHeading___Toc670_2435636710" text:style-name="Index_20_Link" text:visited-style-name="Index_20_Link">2.2 Zielgruppen<text:tab/>7</text:a></text:p>
          <text:p text:style-name="P7"><text:a xlink:type="simple" xlink:href="#__RefHeading___Toc672_2435636710" text:style-name="Index_20_Link" text:visited-style-name="Index_20_Link">2.3 Betriebsbedingungen<text:tab/>7</text:a></text:p>
          <text:p text:style-name="P7"><text:a xlink:type="simple" xlink:href="#__RefHeading___Toc241_2435636710" text:style-name="Index_20_Link" text:visited-style-name="Index_20_Link">3 Produktumgebung<text:tab/>8</text:a></text:p>
          <text:p text:style-name="P7"><text:a xlink:type="simple" xlink:href="#__RefHeading___Toc674_2435636710" text:style-name="Index_20_Link" text:visited-style-name="Index_20_Link">3.1 Software<text:tab/>8</text:a></text:p>
          <text:p text:style-name="P7"><text:a xlink:type="simple" xlink:href="#__RefHeading___Toc676_2435636710" text:style-name="Index_20_Link" text:visited-style-name="Index_20_Link">3.2 Hardware<text:tab/>8</text:a></text:p>
          <text:p text:style-name="P7"><text:a xlink:type="simple" xlink:href="#__RefHeading___Toc678_2435636710" text:style-name="Index_20_Link" text:visited-style-name="Index_20_Link">3.2.1 Orgware<text:tab/>8</text:a></text:p>
          <text:p text:style-name="P7"><text:a xlink:type="simple" xlink:href="#__RefHeading___Toc249_2435636710" text:style-name="Index_20_Link" text:visited-style-name="Index_20_Link">4 Produktfunktionen<text:tab/>9</text:a></text:p>
          <text:p text:style-name="P7"><text:a xlink:type="simple" xlink:href="#__RefHeading___Toc680_2435636710" text:style-name="Index_20_Link" text:visited-style-name="Index_20_Link">4.1 Benutzerfunktionen<text:tab/>9</text:a></text:p>
          <text:p text:style-name="P7"><text:a xlink:type="simple" xlink:href="#__RefHeading___Toc682_2435636710" text:style-name="Index_20_Link" text:visited-style-name="Index_20_Link">4.1.1 Benutzer-Kennung<text:tab/>9</text:a></text:p>
          <text:p text:style-name="P7"><text:a xlink:type="simple" xlink:href="#__RefHeading___Toc684_2435636710" text:style-name="Index_20_Link" text:visited-style-name="Index_20_Link">4.1.2 Persönliche Daten<text:tab/>10</text:a></text:p>
          <text:p text:style-name="P7"><text:a xlink:type="simple" xlink:href="#__RefHeading___Toc686_2435636710" text:style-name="Index_20_Link" text:visited-style-name="Index_20_Link">4.1.3 Persönliche Konfiguration<text:tab/>10</text:a></text:p>
          <text:p text:style-name="P7"><text:a xlink:type="simple" xlink:href="#__RefHeading___Toc688_2435636710" text:style-name="Index_20_Link" text:visited-style-name="Index_20_Link">4.1.4 Persönliches Profil<text:tab/>11</text:a></text:p>
          <text:p text:style-name="P7"><text:a xlink:type="simple" xlink:href="#__RefHeading___Toc690_2435636710" text:style-name="Index_20_Link" text:visited-style-name="Index_20_Link">4.2 Spielfunktionen<text:tab/>12</text:a></text:p>
          <text:p text:style-name="P7"><text:a xlink:type="simple" xlink:href="#__RefHeading___Toc692_2435636710" text:style-name="Index_20_Link" text:visited-style-name="Index_20_Link">4.2.1 Initialisierung<text:tab/>12</text:a></text:p>
          <text:p text:style-name="P7"><text:a xlink:type="simple" xlink:href="#__RefHeading___Toc694_2435636710" text:style-name="Index_20_Link" text:visited-style-name="Index_20_Link">4.2.2 Spielverlauf<text:tab/>13</text:a></text:p>
          <text:p text:style-name="P7"><text:a xlink:type="simple" xlink:href="#__RefHeading___Toc696_2435636710" text:style-name="Index_20_Link" text:visited-style-name="Index_20_Link">4.3 Portfolio-Funktionen<text:tab/>13</text:a></text:p>
          <text:p text:style-name="P7"><text:a xlink:type="simple" xlink:href="#__RefHeading___Toc698_2435636710" text:style-name="Index_20_Link" text:visited-style-name="Index_20_Link">4.4 Administratorfunktionen<text:tab/>14</text:a></text:p>
          <text:p text:style-name="P7"><text:a xlink:type="simple" xlink:href="#__RefHeading___Toc700_2435636710" text:style-name="Index_20_Link" text:visited-style-name="Index_20_Link">4.4.1 Systemverwaltung<text:tab/>14</text:a></text:p>
          <text:p text:style-name="P7"><text:a xlink:type="simple" xlink:href="#__RefHeading___Toc273_2435636710" text:style-name="Index_20_Link" text:visited-style-name="Index_20_Link">4.4.2 Benutzerverwaltung<text:tab/>14</text:a></text:p>
          <text:p text:style-name="P7"><text:a xlink:type="simple" xlink:href="#__RefHeading___Toc275_2435636710" text:style-name="Index_20_Link" text:visited-style-name="Index_20_Link">5 Produktdaten<text:tab/>16</text:a></text:p>
          <text:p text:style-name="P7"><text:a xlink:type="simple" xlink:href="#__RefHeading___Toc277_2435636710" text:style-name="Index_20_Link" text:visited-style-name="Index_20_Link">6 Produktleistungen<text:tab/>19</text:a></text:p>
          <text:p text:style-name="P7"><text:a xlink:type="simple" xlink:href="#__RefHeading___Toc279_2435636710" text:style-name="Index_20_Link" text:visited-style-name="Index_20_Link">7 Benutzeroberfläche<text:tab/>20</text:a></text:p>
          <text:p text:style-name="P7"><text:soft-page-break/><text:a xlink:type="simple" xlink:href="#__RefHeading___Toc281_2435636710" text:style-name="Index_20_Link" text:visited-style-name="Index_20_Link">7.1 Dialogstruktur<text:tab/>20</text:a></text:p>
          <text:p text:style-name="P7"><text:a xlink:type="simple" xlink:href="#__RefHeading___Toc702_2435636710" text:style-name="Index_20_Link" text:visited-style-name="Index_20_Link">7.1.1 Startseite<text:tab/>20</text:a></text:p>
          <text:p text:style-name="P7"><text:a xlink:type="simple" xlink:href="#__RefHeading___Toc285_2435636710" text:style-name="Index_20_Link" text:visited-style-name="Index_20_Link">7.1.2 Hauptseite<text:tab/>20</text:a></text:p>
          <text:p text:style-name="P7"><text:a xlink:type="simple" xlink:href="#__RefHeading___Toc704_2435636710" text:style-name="Index_20_Link" text:visited-style-name="Index_20_Link">7.1.3 Benutzermenü<text:tab/>20</text:a></text:p>
          <text:p text:style-name="P7"><text:a xlink:type="simple" xlink:href="#__RefHeading___Toc289_2435636710" text:style-name="Index_20_Link" text:visited-style-name="Index_20_Link">7.2 Bildschirmlayout<text:tab/>20</text:a></text:p>
          <text:p text:style-name="P7"><text:a xlink:type="simple" xlink:href="#__RefHeading___Toc291_2435636710" text:style-name="Index_20_Link" text:visited-style-name="Index_20_Link">8 Qualitätszielbestimmungen<text:tab/>21</text:a></text:p>
          <text:p text:style-name="P7"><text:a xlink:type="simple" xlink:href="#__RefHeading___Toc706_2435636710" text:style-name="Index_20_Link" text:visited-style-name="Index_20_Link">9 Testszenarien und Testfälle<text:tab/>22</text:a></text:p>
          <text:p text:style-name="P7"><text:a xlink:type="simple" xlink:href="#__RefHeading___Toc295_2435636710" text:style-name="Index_20_Link" text:visited-style-name="Index_20_Link">10 Entwicklungsumgebung<text:tab/>23</text:a></text:p>
          <text:p text:style-name="P7"><text:a xlink:type="simple" xlink:href="#__RefHeading___Toc708_2435636710" text:style-name="Index_20_Link" text:visited-style-name="Index_20_Link">10.1 Software<text:tab/>23</text:a></text:p>
          <text:p text:style-name="P7"><text:a xlink:type="simple" xlink:href="#__RefHeading___Toc710_2435636710" text:style-name="Index_20_Link" text:visited-style-name="Index_20_Link">10.2 Hardware<text:tab/>23</text:a></text:p>
          <text:p text:style-name="P7"><text:a xlink:type="simple" xlink:href="#__RefHeading___Toc301_2435636710" text:style-name="Index_20_Link" text:visited-style-name="Index_20_Link">10.3 Orgware<text:tab/>23</text:a></text:p>
          <text:p text:style-name="P7"><text:a xlink:type="simple" xlink:href="#__RefHeading___Toc303_2435636710" text:style-name="Index_20_Link" text:visited-style-name="Index_20_Link">11 Ergänzungen<text:tab/>24</text:a></text:p>
          <text:p text:style-name="P7"><text:a xlink:type="simple" xlink:href="#__RefHeading___Toc305_2435636710" text:style-name="Index_20_Link" text:visited-style-name="Index_20_Link">11.1 Sprachmodulv<text:tab/>24</text:a></text:p>
          <text:p text:style-name="P7"><text:a xlink:type="simple" xlink:href="#__RefHeading___Toc307_2435636710" text:style-name="Index_20_Link" text:visited-style-name="Index_20_Link">12 Glossar<text:tab/>25</text:a></text:p>
        </text:index-body>
      </text:table-of-content>
      <text:p text:style-name="P2"/>
      <text:h text:style-name="P68" text:outline-level="1"><text:bookmark-start text:name="__RefHeading___Toc215_2435636710"/>Zielbestimmungen<text:bookmark-end text:name="__RefHeading___Toc215_2435636710"/></text:h>
      <text:p text:style-name="Tldr">Welche Musskriterien, Wunschkriterien, Abgrenzungskriterien sind erforderlich?</text:p>
      <text:p text:style-name="Text_20_body"><text:span text:style-name="T5">Brettspiele</text:span> stellt einen Internetdienst dar, der das Spielen von Brettspielen zwischen Einzelpersonen ermöglicht. Im Folgenden bezeichne Benutzer und Spieler sowohl die weiblichen, als auch die männlichen Benutzer und Spieler.</text:p>
      <text:h text:style-name="P72" text:outline-level="2"><text:bookmark-start text:name="__RefHeading___Toc668_2435636710"/>Musskriterien<text:bookmark-end text:name="__RefHeading___Toc668_2435636710"/></text:h>
      <text:h text:style-name="P78" text:outline-level="3"><text:bookmark-start text:name="__RefHeading___Toc219_2435636710"/>Kernfunktionalität<text:bookmark-end text:name="__RefHeading___Toc219_2435636710"/></text:h>
      <text:h text:style-name="P78" text:outline-level="3"><text:bookmark-start text:name="__RefHeading___Toc221_2435636710"/>Der Benutzer-Account<text:bookmark-end text:name="__RefHeading___Toc221_2435636710"/></text:h>
      <text:list xml:id="list157225426" text:style-name="L1">
        <text:list-item>
          <text:p text:style-name="P31">Der Internet-Benutzer kann sich selbst am System registrieren.</text:p>
        </text:list-item>
        <text:list-item>
          <text:p text:style-name="P31">Der Benutzer kann sich am System anmelden und vom System abmelden.</text:p>
        </text:list-item>
        <text:list-item>
          <text:p text:style-name="P31">Der Benutzer kann seine Kennung anfordern.</text:p>
        </text:list-item>
        <text:list-item>
          <text:p text:style-name="P31">Der Benutzer kann seine persönlichen Daten einsehen und ändern, sowie deren Sichtbarkeit innerhalb der Spielgemeinschaft einstellen.</text:p>
        </text:list-item>
        <text:list-item>
          <text:p text:style-name="P31">Der Benutzer kann die persönlichen Daten anderer Benutzer einsehen, soweit diese sichtbar sind.</text:p>
        </text:list-item>
        <text:list-item>
          <text:p text:style-name="P31">Der Benutzer k<text:span text:style-name="T11">p</text:span>ann sein persönliches Profil einsehen, sowie die Sichtbarkeit innerhalb der Spielgemeinschaft einstellen.</text:p>
        </text:list-item>
        <text:list-item>
          <text:p text:style-name="P31">Der Benutzer kann das persönliche Profil anderer Benutzer einsehen, soweit dieses sichtbar ist.</text:p>
        </text:list-item>
        <text:list-item>
          <text:p text:style-name="P31">Der Benutzer kann seine Nutzungsoberfläche nach eigenem Bedarf und Geschmack konfigurieren.</text:p>
        </text:list-item>
        <text:list-item>
          <text:p text:style-name="P31">Der Benutzer kann Konfigurationen der eigenen Nutzungsoberfläche neu erstellen, speichern, löschen, ändern und wieder verwenden.</text:p>
        </text:list-item>
        <text:list-item>
          <text:p text:style-name="P31">Der Benutzer ist in Besitz einer eigenen Portfolio, in der er Konfigurationen, Benutzer, Spiele, Nachrichten und Notizen verwalten kann.</text:p>
        </text:list-item>
        <text:list-item>
          <text:p text:style-name="P31">Der Benutzer kann mit den Funktionen des Portfolios das System durchsuchen, die Suchergebnisse können dem Portfolio hinzugefügt werden.</text:p>
        </text:list-item>
        <text:list-item>
          <text:p text:style-name="P31">Der Benutzer kann jeden einzelnen Eintrag im Portfolio kommentieren und bewerten.</text:p>
        </text:list-item>
        <text:list-item>
          <text:p text:style-name="P31">Die Benutzer können untereinander Nachrichten austauschen (Instant-Messaging).</text:p>
        </text:list-item>
      </text:list>
      <text:h text:style-name="P78" text:outline-level="3"><text:bookmark-start text:name="__RefHeading___Toc223_2435636710"/><text:soft-page-break/>Das Spiel<text:bookmark-end text:name="__RefHeading___Toc223_2435636710"/></text:h>
      <text:list xml:id="list1768683552" text:style-name="L2">
        <text:list-item>
          <text:p text:style-name="P32">Es stehen drei Spieltypen zur Verfügung: Mühle, Dame und Schach.</text:p>
        </text:list-item>
        <text:list-item>
          <text:p text:style-name="P32">Der Spieler kann Spiele beliebigen Typs eröffnen.</text:p>
        </text:list-item>
        <text:list-item>
          <text:p text:style-name="P32">Der Spieler kann ein eröffnetes Spiel aufnehmen.</text:p>
        </text:list-item>
        <text:list-item>
          <text:p text:style-name="P32">Die Spieler können sich untereinander zum Spiel herausfordern.</text:p>
        </text:list-item>
        <text:list-item>
          <text:p text:style-name="P32">Der Spieler muss gemäß den Spielregeln ziehen, ein Unentschieden anbieten/annehmen</text:p>
        </text:list-item>
        <text:list-item>
          <text:p text:style-name="P32">oder aufgeben bzw. gewinnen.</text:p>
        </text:list-item>
        <text:list-item>
          <text:p text:style-name="P32">Der Spieler kann bei jeder Spielaktion eine kurze Nachricht übermitteln.</text:p>
        </text:list-item>
        <text:list-item>
          <text:p text:style-name="P32">Nach dem Beenden einer Partie wird das persönliche Profil gemäß der Spielstärke des</text:p>
        </text:list-item>
        <text:list-item>
          <text:p text:style-name="P32">Spielers mit einer zum Spieltyp gehörenden Berechnungsfunktion aktualisiert.</text:p>
        </text:list-item>
      </text:list>
      <text:h text:style-name="P78" text:outline-level="3"><text:bookmark-start text:name="__RefHeading___Toc225_2435636710"/>Der Administrator<text:bookmark-end text:name="__RefHeading___Toc225_2435636710"/></text:h>
      <text:list xml:id="list3832236074" text:style-name="L3">
        <text:list-item>
          <text:p text:style-name="P33">Der Administrator konfiguriert die Betriebsparameter des Systems.</text:p>
        </text:list-item>
        <text:list-item>
          <text:p text:style-name="P33">Der Administrator sichert die Datenbank.</text:p>
        </text:list-item>
      </text:list>
      <text:h text:style-name="P78" text:outline-level="3"><text:bookmark-start text:name="__RefHeading___Toc227_2435636710"/>Sonstiges<text:bookmark-end text:name="__RefHeading___Toc227_2435636710"/></text:h>
      <text:list xml:id="list353651289" text:style-name="L4">
        <text:list-item>
          <text:p text:style-name="P34">Englisch als Verkehrssprache.</text:p>
        </text:list-item>
        <text:list-item>
          <text:p text:style-name="P34">Erweiterbarkeit des Systems weiterer europäischen Sprachen.</text:p>
        </text:list-item>
        <text:list-item>
          <text:p text:style-name="P34">Erweiterbarkeit des Systems weiterer Spieltypen (z.B. Go oder Backgammon).</text:p>
        </text:list-item>
        <text:list-item>
          <text:p text:style-name="P34">Erweiterbarkeit des Systems weiterer Bereiche (z.B. Spiele-Forum, Lehrbücherverkauf).</text:p>
        </text:list-item>
        <text:list-item>
          <text:p text:style-name="P34">Erweiterbarkeit des Systems zur gebührenpflichten Nutzung für die Benutzer.</text:p>
        </text:list-item>
      </text:list>
      <text:h text:style-name="P72" text:outline-level="2"><text:bookmark-start text:name="__RefHeading___Toc229_2435636710"/>Wunschkriterien<text:bookmark-end text:name="__RefHeading___Toc229_2435636710"/></text:h>
      <text:list xml:id="list3383230191" text:style-name="L5">
        <text:list-item>
          <text:p text:style-name="P35">Die Benutzer können die Einträge im Portfolio untereinander austauschen.</text:p>
        </text:list-item>
        <text:list-item>
          <text:p text:style-name="P35">Der Benutzer kann den Verlauf seiner beendeten Spiele einsehen.</text:p>
        </text:list-item>
        <text:list-item>
          <text:p text:style-name="P35">Zu jedem Spieltyp liegen die Spielregeln im System vor.</text:p>
        </text:list-item>
        <text:list-item>
          <text:p text:style-name="P35">Einfache Integration von Werbebannern, einstellbar durch Administrator.</text:p>
        </text:list-item>
      </text:list>
      <text:h text:style-name="P73" text:outline-level="2"><text:bookmark-start text:name="__RefHeading___Toc231_2435636710"/>Abgrenzungskriterien<text:bookmark-end text:name="__RefHeading___Toc231_2435636710"/></text:h>
      <text:list xml:id="list3037412517" text:style-name="L6">
        <text:list-item>
          <text:p text:style-name="P36">Nur Fernspiele, also z.B. Fernschach und kein Blitzschach.</text:p>
        </text:list-item>
        <text:list-item>
          <text:p text:style-name="P36">Das System eignet sich nur für Zwei-Spieler-Spiele.</text:p>
        </text:list-item>
      </text:list>
      <text:h text:style-name="P66" text:outline-level="1"><text:soft-page-break/></text:h>
      <text:h text:style-name="P69" text:outline-level="1"><text:bookmark-start text:name="__RefHeading___Toc233_2435636710"/>Produkteinsatz<text:bookmark-end text:name="__RefHeading___Toc233_2435636710"/></text:h>
      <text:p text:style-name="Tldr">Welche Anwendungsbereiche (Zweck), Zielgruppen (Wer mit welchen Qualifikationen), Betriebsbedingungen (Betriebszeit, Aufsicht)?</text:p>
      <text:h text:style-name="P74" text:outline-level="2"><text:bookmark-start text:name="__RefHeading___Toc235_2435636710"/>Anwendungsbereiche<text:bookmark-end text:name="__RefHeading___Toc235_2435636710"/></text:h>
      <text:p text:style-name="P10">Einzelpersonen verwenden diesen Dienst zum Spielen der oben angegebenen Brettspiele mit anderen Personen der Spielgemeinschaft. Diese Plattform soll dem Einzelnen eine Kommunikation mit Gleichgesinnten ermöglichen, um so ihre Fertigkeiten im Spiel verbessern zu können.</text:p>
      <text:h text:style-name="Heading_20_2" text:outline-level="2"><text:bookmark-start text:name="__RefHeading___Toc670_2435636710"/><text:span text:style-name="T6">Z</text:span>ielgruppen<text:bookmark-end text:name="__RefHeading___Toc670_2435636710"/></text:h>
      <text:p text:style-name="P11">Personengruppen, die kurz zur Ablenkung z.B. in der Mittagspause, gerne an Fernspielen teilhaben, in dem sie sich Gedanken über bevorstehende Spielzüge machen können. Diese Plattform ist für Einzelpersonen gedacht, die in ihrer knapp bemessenen Freizeit Schwierigkeiten haben, ihrem Hobby z.B. Schach nachzugehen oder Gegner zu finden.</text:p>
      <text:p text:style-name="P11">Es werden Basiskenntnisse in Internetnutzung vorausgesetzt. Ebenso die Spielregeln des jeweiligen Spieltyps sollten vor der Nutzung bekannt sein.</text:p>
      <text:p text:style-name="P11">Soweit keine weiteren Sprachen integriert sind, muss der Benutzer die Verkehrssprache Englisch zumindest verstehen.</text:p>
      <text:h text:style-name="P75" text:outline-level="2"><text:bookmark-start text:name="__RefHeading___Toc672_2435636710"/>Betriebsbedingungen<text:bookmark-end text:name="__RefHeading___Toc672_2435636710"/></text:h>
      <text:p text:style-name="P11">Dieses System soll sich bezüglich der Betriebsbedingungen nicht wesentlich von anderen Internetdiensten bzw. -anwendungen unterscheiden.</text:p>
      <text:list xml:id="list4140657740" text:style-name="L7">
        <text:list-item>
          <text:p text:style-name="P37">Betriebsdauer: täglich, 24 Stunden</text:p>
        </text:list-item>
        <text:list-item>
          <text:p text:style-name="P37">Wartungsfrei</text:p>
        </text:list-item>
        <text:list-item>
          <text:p text:style-name="P37">Die Sicherung der Datenbank muss manuell vom Administrator durchgeführt werden.</text:p>
        </text:list-item>
        <text:list-item>
          <text:p text:style-name="P37">Falls nötig, ist der Administrator zur Schlichtung zwischen Benutzern verantwortlich.</text:p>
        </text:list-item>
      </text:list>
      <text:h text:style-name="P66" text:outline-level="1"/>
      <text:h text:style-name="P69" text:outline-level="1"><text:bookmark-start text:name="__RefHeading___Toc241_2435636710"/>Produktumgebung<text:bookmark-end text:name="__RefHeading___Toc241_2435636710"/></text:h>
      <text:p text:style-name="Tldr">Welche Software, Hardware und Orgware wird benötigt?</text:p>
      <text:p text:style-name="P9">Das Produkt ist weitgehend unabhängig vom Betriebssystem, sofern folgende Produktumgebung vorhanden ist.</text:p>
      <text:h text:style-name="Heading_20_2" text:outline-level="2"><text:bookmark-start text:name="__RefHeading___Toc674_2435636710"/>Software<text:bookmark-end text:name="__RefHeading___Toc674_2435636710"/></text:h>
      <text:list xml:id="list1362162475" text:style-name="L8">
        <text:list-item>
          <text:p text:style-name="P38">Client</text:p>
          <text:list>
            <text:list-item>
              <text:p text:style-name="P38">www-Browser der neuesten Generation: Internet Explorer 6 und Mozilla 1.3</text:p>
            </text:list-item>
          </text:list>
        </text:list-item>
        <text:list-item>
          <text:p text:style-name="P38">(keine textbasierten Browser)</text:p>
        </text:list-item>
        <text:list-item>
          <text:p text:style-name="P38">Server</text:p>
          <text:list>
            <text:list-item>
              <text:p text:style-name="P38">PHP (mind. Version 4.0.5)</text:p>
            </text:list-item>
            <text:list-item>
              <text:p text:style-name="P38">MySQL-Datenbank</text:p>
            </text:list-item>
            <text:list-item>
              <text:p text:style-name="P38">SMTP-Server (eMail-fähig)</text:p>
            </text:list-item>
          </text:list>
        </text:list-item>
      </text:list>
      <text:h text:style-name="Heading_20_2" text:outline-level="2"><text:bookmark-start text:name="__RefHeading___Toc676_2435636710"/>Hardware<text:bookmark-end text:name="__RefHeading___Toc676_2435636710"/></text:h>
      <text:list xml:id="list2134973771" text:style-name="L9">
        <text:list-item>
          <text:p text:style-name="P39">Client</text:p>
          <text:list>
            <text:list-item>
              <text:p text:style-name="P39">www-Browser der neuesten Generation: Internet Explorer 6 und Mozilla 1.3</text:p>
            </text:list-item>
          </text:list>
        </text:list-item>
        <text:list-item>
          <text:p text:style-name="P39">(keine textbasierten Browser)</text:p>
        </text:list-item>
        <text:list-item>
          <text:p text:style-name="P39">Server</text:p>
          <text:list>
            <text:list-item>
              <text:p text:style-name="P39">PHP (mind. Version 4.0.5)</text:p>
            </text:list-item>
            <text:list-item>
              <text:p text:style-name="P39">MySQL-Datenbank</text:p>
            </text:list-item>
            <text:list-item>
              <text:p text:style-name="P39">SMTP-Server (eMail-fähig)</text:p>
            </text:list-item>
          </text:list>
        </text:list-item>
      </text:list>
      <text:h text:style-name="Heading_20_3" text:outline-level="3"><text:bookmark-start text:name="__RefHeading___Toc678_2435636710"/>Orgware<text:bookmark-end text:name="__RefHeading___Toc678_2435636710"/></text:h>
      <text:list xml:id="list916180802" text:style-name="L10">
        <text:list-item>
          <text:p text:style-name="P40">Gewährleistung der permanenten Internetanbindung</text:p>
        </text:list-item>
        <text:list-item>
          <text:p text:style-name="P40">Administrator muss den Internetdienst starten und die Betriebsparameter konfigurieren</text:p>
        </text:list-item>
      </text:list>
      <text:h text:style-name="P66" text:outline-level="1"/>
      <text:h text:style-name="P69" text:outline-level="1"><text:bookmark-start text:name="__RefHeading___Toc249_2435636710"/>Produktfunktionen<text:bookmark-end text:name="__RefHeading___Toc249_2435636710"/></text:h>
      <text:p text:style-name="Tldr">Was leistet das Produkt aus Benutzersicht?</text:p>
      <text:h text:style-name="Heading_20_2" text:outline-level="2"><text:bookmark-start text:name="__RefHeading___Toc680_2435636710"/>Benutzerfunktionen<text:bookmark-end text:name="__RefHeading___Toc680_2435636710"/></text:h>
      <text:h text:style-name="Heading_20_3" text:outline-level="3"><text:bookmark-start text:name="__RefHeading___Toc682_2435636710"/>Benutzer-Kennung<text:bookmark-end text:name="__RefHeading___Toc682_2435636710"/></text:h>
      <text:p text:style-name="P13">Ein im System registrierter Benutzer kann das System erst nutzen, wenn er angemeldet ist.</text:p>
      <text:p text:style-name="P13"/>
      <text:p text:style-name="P13"><text:span text:style-name="T5">/F0010/</text:span> <text:span text:style-name="T2">Registrieren</text:span>: Ein beliebiger Internet-Benutzer kann sich über die Start- bzw. Login-Seite <text:tab/>des Systems schnell und bequem registrieren lassen. Zum Registrieren sind mindestens <text:tab/>folgende Angaben erforderlich:</text:p>
      <text:list xml:id="list953319095" text:style-name="L11">
        <text:list-item>
          <text:p text:style-name="P41">gewünschte Kennung</text:p>
          <text:list>
            <text:list-item>
              <text:p text:style-name="P41">gewünschter Benutzername</text:p>
            </text:list-item>
            <text:list-item>
              <text:p text:style-name="P41">gewünschtes Passwort</text:p>
            </text:list-item>
          </text:list>
        </text:list-item>
        <text:list-item>
          <text:p text:style-name="P41">eigene bzw. private eMail-Adresse</text:p>
        </text:list-item>
      </text:list>
      <text:p text:style-name="P13"><text:tab/>Die Registrierung ist erfolgreich, wenn der Benutzername und die eMail-Adresse innerhalb <text:tab/>des Systems jeweils eindeutig sind. Die eMail-Adresse wird auf ihre Gültigkeit geprüft.</text:p>
      <text:p text:style-name="P13"><text:tab/>Mit dem erfolgreichen Abschießen des Registrierungsvorgangs ist der neue Benutzer am <text:tab/>System angemeldet, zudem erhält der Benutzer automatisch via eMail vom System seine <text:tab/>aktuelle Kennung.</text:p>
      <text:p text:style-name="P13"/>
      <text:p text:style-name="P13"><text:span text:style-name="T5">/F0020/</text:span> <text:span text:style-name="T2">Anmelden</text:span>: Ein bereits registrierter Benutzer kann sich über die Start- bzw. Login-Seite des <text:tab/>Systems schnell und bequem anmelden (login). Dazu ist seine Kennung erforderlich:</text:p>
      <text:list xml:id="list513998599" text:style-name="L12">
        <text:list-item>
          <text:p text:style-name="P42">sein Benutzername</text:p>
        </text:list-item>
        <text:list-item>
          <text:p text:style-name="P42">sein Passwort</text:p>
        </text:list-item>
      </text:list>
      <text:p text:style-name="P13"><text:tab/>Alternativ zum Benutzernamen kann der Benutzer seine eMail-Adresse angeben.</text:p>
      <text:p text:style-name="P13"/>
      <text:p text:style-name="P13"><text:span text:style-name="T5">/F0030/</text:span> <text:span text:style-name="T2">Abmelden</text:span>: Der angemeldete Benutzer kann sich jeder Zeit wieder vom System abmelden <text:tab/>(logout).</text:p>
      <text:p text:style-name="P13"/>
      <text:p text:style-name="P13"><text:soft-page-break/><text:span text:style-name="T5">/F0040/</text:span> <text:span text:style-name="T2">Kennung</text:span> anfordern: Falls ein bereits registrierter Benutzer seine Kennung oder sein <text:tab/>Passwort vergessen haben sollte, so kann er seine korrekte Kennung über die Start- bzw. <text:tab/>Login-Seite des Systems anfordern. Dem Benutzer wird unter Angabe</text:p>
      <text:list xml:id="list1189350556" text:style-name="L13">
        <text:list-item>
          <text:p text:style-name="P43">seines Benutzernamens oder</text:p>
        </text:list-item>
        <text:list-item>
          <text:p text:style-name="P43">seiner eMail-Adresse</text:p>
        </text:list-item>
      </text:list>
      <text:p text:style-name="P13"><text:tab/>seine vollständige Kennung automatisch via eMail vom System zugesendet.</text:p>
      <text:p text:style-name="P13"/>
      <text:p text:style-name="P13"><text:span text:style-name="T5">/F0050/</text:span> <text:span text:style-name="T2">Passwort ändern</text:span>: Der angemeldete Benutzer kann das Passwort seiner Kennung ändern. <text:tab/>Das neue Passwort muss zweimal angegeben werden, wobei sich diese Angaben nicht <text:tab/>unterscheiden dürfen. Nach erfolgreicher Änderung des Passwortes erhält der Benutzer <text:tab/>automatisch via eMail vom System seine aktuelle Kennung.</text:p>
      <text:p text:style-name="P12"><text:span text:style-name="T7"><text:tab/>Der Benutzer kann seinen </text:span><text:span text:style-name="T3">Benutzernamen</text:span><text:span text:style-name="T7"> nicht änderen. Im Folgenden sei der Benutzer <text:tab/>stets am System angemeldet</text:span></text:p>
      <text:h text:style-name="Heading_20_3" text:outline-level="3"><text:bookmark-start text:name="__RefHeading___Toc684_2435636710"/>Persönliche Daten<text:bookmark-end text:name="__RefHeading___Toc684_2435636710"/></text:h>
      <text:p text:style-name="Text_20_body">Der Benutzer verfügt über persönliche Daten (siehe /D010/), die er frei gestalten kann.</text:p>
      <text:p text:style-name="Text_20_body"/>
      <text:p text:style-name="Text_20_body"><text:span text:style-name="T5">/F0110/</text:span> <text:span text:style-name="T2">Anzeige der eigenen, persönlichen Daten</text:span>: Der Benutzer kann sich seine persönlichen Daten <text:tab/>vom System vollständig anzeigen lassen.</text:p>
      <text:p text:style-name="Text_20_body"/>
      <text:p text:style-name="Text_20_body"><text:span text:style-name="T5">/F0120/</text:span> <text:span text:style-name="T2">Ändern der eigenen, persönlichen Daten</text:span>: Der Benutzer kann seine persönlichen Daten <text:tab/>aktualisieren bzw. ändern.</text:p>
      <text:p text:style-name="Text_20_body"/>
      <text:p text:style-name="Text_20_body"><text:span text:style-name="T5">/F0130/</text:span> <text:span text:style-name="T2">Sichtbarkeit der eigenen, persönlichen Daten</text:span>: Der Benutzer kann jeden einzelnen Eintrag <text:tab/>seiner persönlichen Daten für die Spielgemeinschaft auf sichtbar bzw. unsichtbar setzen.</text:p>
      <text:p text:style-name="Text_20_body"/>
      <text:p text:style-name="P12"><text:span text:style-name="T5">/F0140/</text:span> <text:span text:style-name="T2">Anzeige der persönlichen Daten anderer Benutzer</text:span>: Der Benutzer kann sich von anderen <text:tab/>Benutzern die persönlichen Daten anzeigen lassen, dabei können auf unsichtbar gesetzte <text:tab/>Einträge nicht gesehen werden.</text:p>
      <text:p text:style-name="P14"><text:tab/>Im Gegensatz zu /F0110/ kann der Benutzer seine eigenen, persönlichen Daten auch auf <text:tab/>diese Weise anzeigen lassen.</text:p>
      <text:h text:style-name="Heading_20_3" text:outline-level="3"><text:bookmark-start text:name="__RefHeading___Toc686_2435636710"/><text:soft-page-break/>Persönliche Konfiguration<text:bookmark-end text:name="__RefHeading___Toc686_2435636710"/></text:h>
      <text:p text:style-name="Text_20_body">Die Nutzungsumgebung eines Benutzers ist das Layout, das Design, aber auch diverse logische Einstellungen, die die individuelle Handhabung des Systems vereinfachen können. Individuell einstellbar für den Benutzer sind:</text:p>
      <text:list xml:id="list3135105966" text:style-name="L14">
        <text:list-item>
          <text:p text:style-name="P44">die Farbgebung</text:p>
        </text:list-item>
        <text:list-item>
          <text:p text:style-name="P44">die Gliederung seiner Hauptseite (Anordnung von Menü, Spielfläche und Spieleliste)</text:p>
        </text:list-item>
      </text:list>
      <text:p text:style-name="Text_20_body">Zudem kann der Benutzer noch einstellen, welche Informationen direkt nach dem Login auf der Hauptseite angezeigt werden sollen. Persönliche Konfigurationen können verwaltet werden (siehe Portfolio).</text:p>
      <text:p text:style-name="Text_20_body"/>
      <text:p text:style-name="Text_20_body"><text:span text:style-name="T5">/F0210/</text:span> <text:span text:style-name="T2">Anzeige der persönlichen Konfiguration</text:span>: Der Benutzer kann sich alle einstellbaren Werte <text:tab/>seiner persönlichen Konfiguration seiner Nutzungsumgebung vom System anzeigen lassen.</text:p>
      <text:p text:style-name="P45"/>
      <text:p text:style-name="Text_20_body"><text:span text:style-name="T5">/F0220/</text:span> <text:span text:style-name="T2">Ändern der persönlichen Konfiguration</text:span>: Der Benutzer kann alle einstellbaren Werte seiner <text:tab/>persönlichen Konfiguration ändern oder die voreingestellte Konfiguration wiederherstellen.</text:p>
      <text:p text:style-name="Text_20_body"><text:span text:style-name="T5">/F0230/</text:span> <text:span text:style-name="T2">Speichern der persönlichen Konfiguration</text:span>: Der Benutzer kann seine persönliche <text:tab/>Konfiguration speichern bzw. in seiner Portfolio sichern.</text:p>
      <text:p text:style-name="Text_20_body"/>
      <text:p text:style-name="Text_20_body"><text:span text:style-name="T5">/F0240/</text:span> <text:span text:style-name="T2">Löschen der persönlichen Konfiguration</text:span>: Der Benutzer kann bereits gesicherte <text:tab/>Konfigurationen aus seiner Portfolio entfernen.</text:p>
      <text:p text:style-name="Text_20_body"/>
      <text:p text:style-name="P14"><text:span text:style-name="T5">/F0250/</text:span> <text:span text:style-name="T2">Wiederverwenden der persönlichen Konfiguration</text:span>: Der Benutzer kann bereits gesicherte <text:tab/>Konfigurationen seiner Portfolio wiederverwenden. Beim Wechseln der Konfiguration wird <text:tab/>das gleichzeitige Sichern der aktuellen Konfiguration angeboten.</text:p>
      <text:h text:style-name="Heading_20_3" text:outline-level="3"><text:bookmark-start text:name="__RefHeading___Toc688_2435636710"/>Persönliches Profil<text:bookmark-end text:name="__RefHeading___Toc688_2435636710"/></text:h>
      <text:p text:style-name="Text_20_body">Der Benutzer bzw. der Spieler verfügt über ein persönliches Profil. Dieses kann man in zwei Teile gliederen:</text:p>
      <text:list xml:id="list651698949" text:style-name="L15">
        <text:list-item>
          <text:p text:style-name="P47">allgemeines Profil</text:p>
          <text:list>
            <text:list-item>
              <text:p text:style-name="P47">die Häufigkeit des Erscheinens (Treue)</text:p>
            </text:list-item>
          </text:list>
        </text:list-item>
        <text:list-item>
          <text:p text:style-name="P48">Profil zu jedem Spieltyp (Mühle, Dame und Schach)</text:p>
          <text:list>
            <text:list-item>
              <text:p text:style-name="P48">die Wertung (aktuelle Spielstärke in Form einer Zahl)</text:p>
            </text:list-item>
            <text:list-item>
              <text:p text:style-name="P47"><text:soft-page-break/>die Anzahl der gespielten, gewonnenen, verlorenen und unentschiedenen Spiele</text:p>
            </text:list-item>
            <text:list-item>
              <text:p text:style-name="P47">die Anzahl der noch offenen Spiele</text:p>
            </text:list-item>
            <text:list-item>
              <text:p text:style-name="P47">die Auflistung von Auszeichnungen</text:p>
              <text:list>
                <text:list-item>
                  <text:p text:style-name="P49">der beste</text:p>
                </text:list-item>
                <text:list-item>
                  <text:p text:style-name="P49">der schlechteste</text:p>
                </text:list-item>
                <text:list-item>
                  <text:p text:style-name="P49">der schnellste</text:p>
                </text:list-item>
                <text:list-item>
                  <text:p text:style-name="P49">der langsamste</text:p>
                </text:list-item>
                <text:list-item>
                  <text:p text:style-name="P49">der treueste</text:p>
                </text:list-item>
                <text:list-item>
                  <text:p text:style-name="P49">der bekannteste Spieler (der Woche, des Monats und des Jahres)</text:p>
                </text:list-item>
              </text:list>
            </text:list-item>
          </text:list>
        </text:list-item>
      </text:list>
      <text:p text:style-name="Text_20_body">Das persönliche Profil wird je nach Bedarf vom System automatisch aktualisiert, die Wertung wird z.B. nach dem Beenden einer Partie aktualisiert.</text:p>
      <text:p text:style-name="Text_20_body"/>
      <text:p text:style-name="Text_20_body"><text:span text:style-name="T5">/F0310/</text:span> <text:span text:style-name="T2">Anzeige des eigenen, persönlichen Profils</text:span>: Der Benutzer kann sich sein persönliches Profil <text:tab/>für jeden Spieltyp anzeigen lassen.</text:p>
      <text:p text:style-name="P45"/>
      <text:p text:style-name="Text_20_body"><text:span text:style-name="T5">/F0320/</text:span> <text:span text:style-name="T2">Sichtbarkeit des eigenen, persönlichen Profils</text:span>: Der Benutzer kann jeden einzelnen Eintrag <text:tab/>seines persönlichen Profils für die Spielgemeinschaft auf sichtbar bzw. unsichtbar setzen. <text:tab/>Jedoch die Wertungen bleiben immer öffentlich sichtbar.</text:p>
      <text:p text:style-name="Text_20_body"/>
      <text:p text:style-name="Text_20_body"><text:span text:style-name="T5">/F0330/</text:span> <text:span text:style-name="T2">Anzeige der persönlichen Profile anderer Benutzer</text:span>: Der Benutzer kann sich von anderen <text:tab/>Benutzern die persönlichen Profile anzeigen lassen, dabei können auf unsichtbar gesetzte <text:tab/>Einträge nicht gesehen werden.</text:p>
      <text:p text:style-name="P15"><text:tab/>Im Gegensatz zu /F0310/ kann der Benutzer sein eigenes, persönliches Profil auch auf diese <text:tab/>Weise anzeigen lassen.</text:p>
      <text:h text:style-name="Heading_20_2" text:outline-level="2"><text:bookmark-start text:name="__RefHeading___Toc690_2435636710"/>Spielfunktionen<text:bookmark-end text:name="__RefHeading___Toc690_2435636710"/></text:h>
      <text:p text:style-name="Text_20_body">Der angemeldete Benutzer ist in erster Linie ein Spieler. Dieser Spieler hat stets eine Liste von eigenen, laufenden Spielen zur Verfügung.</text:p>
      <text:p text:style-name="P15">Ein Spieler kann nicht gegen sich selbst antreten.</text:p>
      <text:h text:style-name="Heading_20_3" text:outline-level="3"><text:bookmark-start text:name="__RefHeading___Toc692_2435636710"/><text:soft-page-break/><text:span text:style-name="T8">I</text:span>nitialisierung<text:bookmark-end text:name="__RefHeading___Toc692_2435636710"/></text:h>
      <text:p text:style-name="Text_20_body"><text:span text:style-name="T5">/F0410/</text:span> <text:span text:style-name="T2">Eröffnung eines Spieles</text:span>: Der angemeldete Benutzer kann Spiele eröffnen, ohne dabei einen <text:tab/>anderen Spieler als Gegner angeben zu müssen. Ein eröffnetes Spiel kann von anderen <text:tab/>Spieleren unter dem Menüpunkt neue Spiele angenommen werden /F0420/.</text:p>
      <text:p text:style-name="Text_20_body"/>
      <text:p text:style-name="Text_20_body"><text:span text:style-name="T5">/F0420/</text:span> <text:span text:style-name="T2">Aufnahme eines Spieles</text:span>: Der angemeldete Benutzer kann bereits eröffnete Spiele <text:tab/>aufnehmen /F0410/.</text:p>
      <text:p text:style-name="Text_20_body"/>
      <text:p text:style-name="Text_20_body"><text:span text:style-name="T5">/F0430/</text:span> <text:span text:style-name="T2">Herausfordern eines Gegners</text:span>: Der angemeldete Benutzer kann unter Angabe eines gültigen <text:tab/>Benutzernamens einen anderen Benutzer zum Spiel herausfordern.</text:p>
      <text:p text:style-name="Text_20_body"/>
      <text:p text:style-name="Text_20_body"><text:span text:style-name="T5">/F0440/</text:span> <text:span text:style-name="T2">Annahme einer Herausforderung</text:span>: Der angemeldete Benutzer kann eine Herausforderung <text:tab/>zum Spiel /F0430/ annehmen.</text:p>
      <text:p text:style-name="P50"/>
      <text:p text:style-name="P16"><text:span text:style-name="T5">/F0450/</text:span> <text:span text:style-name="T2">Ablehnen einer Herausforderung</text:span>: Der angemeldete Benutzer kann eine Herausforderung <text:tab/>zum Spiel /F0430/ ablehnen.</text:p>
      <text:h text:style-name="Heading_20_3" text:outline-level="3"><text:bookmark-start text:name="__RefHeading___Toc694_2435636710"/>Spielverlauf<text:bookmark-end text:name="__RefHeading___Toc694_2435636710"/></text:h>
      <text:p text:style-name="P16"><text:span text:style-name="T5">/F0510/</text:span> <text:span text:style-name="T2">Zugmöglichkeit</text:span>: Der angemeldete Benutzer kann zu jedem Spiel einen Zug seiner Wahl <text:tab/>gemäß der Spielregeln ziehen, vorausgesetzt er ist am Zug.</text:p>
      <text:p text:style-name="P16"/>
      <text:p text:style-name="P16"><text:span text:style-name="T5">/F0520/</text:span> <text:span text:style-name="T2">Gebot eines Unentschieden</text:span>: Der angemeldete Benutzer kann gemäß den Spielregeln ein <text:tab/>Unentschieden (remis) anbieten, vorausgesetzt er ist am Zug.</text:p>
      <text:p text:style-name="P16"/>
      <text:p text:style-name="P16"><text:span text:style-name="T5">/F0530/</text:span> <text:span text:style-name="T2">Annahme eines Unentschieden</text:span>: Der angemeldete Benutzer kann, wenn ihm ein <text:tab/>Unentschieden angeboten wurde /F0520/, das Unentschieden annehmen.</text:p>
      <text:p text:style-name="P16"/>
      <text:p text:style-name="P16"><text:span text:style-name="T5">/F0540/</text:span> <text:span text:style-name="T2">Ablehnen eines Unentschieden</text:span>: Der angemeldete Benutzer kann, wenn ihm ein <text:tab/>Unentschieden angeboten wurde /F0520/, das Unentschieden ablehnen.</text:p>
      <text:p text:style-name="P16"><text:span text:style-name="T9">/F0550/</text:span> <text:span text:style-name="T2">Aufgabe eines Spieles</text:span>: Der angemeldete Benutzer kann ein laufendes Spiel mit Aufgabe <text:tab/>beenden, vorausgesetzt er ist am Zug.</text:p>
      <text:p text:style-name="P46"/>
      <text:p text:style-name="P17"><text:soft-page-break/><text:span text:style-name="T5">/F0560/</text:span> <text:span text:style-name="T2">Zugbedingter Nachrichtenaustausch</text:span>: Der angemeldete Benutzer kann zu jedem Zug eine <text:tab/>Nachricht übermitteln.</text:p>
      <text:h text:style-name="Heading_20_2" text:outline-level="2"><text:bookmark-start text:name="__RefHeading___Toc696_2435636710"/>Portfolio-Funktionen<text:bookmark-end text:name="__RefHeading___Toc696_2435636710"/></text:h>
      <text:p text:style-name="P17">Der Benutzer verfügt über eine persönliche Sammel- und Dokumentenmappe, die mit Such-, Sortier- und Dokumentationsfunktionen versehen ist. Dieses Portfolio ist rein zur privaten Verwendung und deshalb nicht für die Spielgemeinschaft sichtbar. Das Portfolio ermöglicht das individuelle Dokumentieren und Sammeln im System.</text:p>
      <text:p text:style-name="P17">Der Benutzer kann grundsätzlich alles Sammelbare in sein Portfolio aufnehmen.</text:p>
      <text:p text:style-name="P17">Zum Sammelbaren zählen:</text:p>
      <text:list xml:id="list2231335764" text:style-name="L16">
        <text:list-item>
          <text:p text:style-name="P51">persönliche Konfigurationen</text:p>
        </text:list-item>
        <text:list-item>
          <text:p text:style-name="P51">andere Benutzer bzw. Spieler</text:p>
        </text:list-item>
        <text:list-item>
          <text:p text:style-name="P51">bereits beendete Spiele</text:p>
        </text:list-item>
        <text:list-item>
          <text:p text:style-name="P51">Nachrichten</text:p>
        </text:list-item>
        <text:list-item>
          <text:p text:style-name="P51">Notizen</text:p>
        </text:list-item>
      </text:list>
      <text:p text:style-name="P17"/>
      <text:p text:style-name="P17"><text:span text:style-name="T5">/F0610/</text:span> <text:span text:style-name="T2">Anzeige des Portfolios</text:span>: Der Benutzer kann sich den Inhalt des persönlichen Portfolios <text:tab/>anzeigen lassen.</text:p>
      <text:p text:style-name="P17"/>
      <text:p text:style-name="P17"><text:span text:style-name="T5">/F0620/</text:span> <text:span text:style-name="T2">Suche nach Benutzern</text:span>: Der Benutzer kann mit der Suchfunktion des Portfolios nach <text:tab/>anderen Benutzern des Systems anhand einer beliebigen Kombination der folgenden <text:tab/>Kriterien suchen:</text:p>
      <text:list xml:id="list3912387548" text:style-name="L17">
        <text:list-item>
          <text:p text:style-name="P52">Benutzername</text:p>
        </text:list-item>
        <text:list-item>
          <text:p text:style-name="P52">Bereichsangabe der Wertungen zu gegebenen Spieltyp</text:p>
        </text:list-item>
      </text:list>
      <text:p text:style-name="P17"/>
      <text:p text:style-name="P17"><text:span text:style-name="T5">/F0630/</text:span> <text:span text:style-name="T2">Suche nach Spielen</text:span>: Der Benutzer kann mit der Suchfunktion des Portfolios nach bereits gespielten Spielen des Systems anhand einer beliebigen Kombination der folgenden Kriterien suchen:</text:p>
      <text:list xml:id="list1459354863" text:style-name="L18">
        <text:list-item>
          <text:p text:style-name="P53">Spieltyp (Mühle, Dame, Schach oder alle)</text:p>
        </text:list-item>
        <text:list-item>
          <text:p text:style-name="P53">Anzahl der Spielzüge</text:p>
        </text:list-item>
        <text:list-item>
          <text:p text:style-name="P54">Gewinnfarbe (Weiss, Schwarz oder unentschieden)</text:p>
        </text:list-item>
      </text:list>
      <text:h text:style-name="P76" text:outline-level="2"><text:bookmark-start text:name="__RefHeading___Toc698_2435636710"/><text:soft-page-break/>Administratorfunktionen<text:bookmark-end text:name="__RefHeading___Toc698_2435636710"/></text:h>
      <text:p text:style-name="P18">Der Administrator verfügt über alle Benutzerfunktionen, und kann darüberhinaus die Eigenschaften des Systems konfigurieren. Zudem kann der Administrator Benutzer aus dem System verbannen, sowie den Informationsaustausch (Instant-Messaging) zwischen zwei Benutzern völlig unterbinden, sofern diese kein Spiel am Laufen haben.</text:p>
      <text:h text:style-name="Heading_20_3" text:outline-level="3"><text:bookmark-start text:name="__RefHeading___Toc700_2435636710"/>Systemverwaltung<text:bookmark-end text:name="__RefHeading___Toc700_2435636710"/></text:h>
      <text:p text:style-name="Text_20_body"><text:span text:style-name="T5">/F1010/</text:span> <text:span text:style-name="T2">Konfiguration</text:span>: Der angemeldete Administrator kann die Eigenschaften des Systems</text:p>
      <text:list xml:id="list3149965408" text:style-name="L19">
        <text:list-item>
          <text:p text:style-name="P55">Sessiondauer eines Benutzers (Autologout)</text:p>
        </text:list-item>
        <text:list-item>
          <text:p text:style-name="P55">Welche Werbebanner auf welchen Seiten angezeigt werden sollen konfigurieren.</text:p>
        </text:list-item>
      </text:list>
      <text:p text:style-name="Text_20_body"/>
      <text:p text:style-name="Text_20_body"><text:span text:style-name="T5">/F1020/</text:span> <text:span text:style-name="T2">Statistiken</text:span>: Der angemeldete Administrator kann sich Statistiken</text:p>
      <text:list xml:id="list4263442519" text:style-name="L20">
        <text:list-item>
          <text:p text:style-name="P56">Welcher Spieltyp wird am häufigsten verwendet</text:p>
        </text:list-item>
        <text:list-item>
          <text:p text:style-name="P56">Wieviele Benutzer registrieren sich pro Tag</text:p>
        </text:list-item>
        <text:list-item>
          <text:p text:style-name="P56">Wieviele Benutzer sind bzw. waren am System angemeldet zur Benutzung des Systems anzeigen lassen.</text:p>
        </text:list-item>
      </text:list>
      <text:h text:style-name="P79" text:outline-level="3"><text:bookmark-start text:name="__RefHeading___Toc273_2435636710"/>Benutzerverwaltung<text:bookmark-end text:name="__RefHeading___Toc273_2435636710"/></text:h>
      <text:p text:style-name="P9"><text:span text:style-name="T5">/F1110/</text:span> <text:span text:style-name="T2">Einschänkung der Benutzer</text:span>: Der angemeldete Administrator kann die Eigenschaften <text:tab/>einzelner Benutzer unter Angabe einer zeitlichen Begrenzung einschränken.</text:p>
      <text:list xml:id="list144618451" text:style-name="L21">
        <text:list-item>
          <text:p text:style-name="P57">Er kann die Möglichkeit zum Nachrichtenaustausch (Instant-Messaging) zweier Benutzer unterbinden.</text:p>
        </text:list-item>
        <text:list-item>
          <text:p text:style-name="P57">Er kann jeglichen Kontakt zwischen zwei Benutzer unterbinden, wobei bereits eröffnete Spiele zu Ende gespielt werden müssen.</text:p>
        </text:list-item>
      </text:list>
      <text:p text:style-name="P9"><text:tab/>Eine völlige Einschränkung eines Benutzers bedeutet die Verbannung eines Benutzers aus <text:tab/>dem System. Dies ist besonders sinnvoll, wenn ein Benutzer bei einem kostenpflichtigen <text:tab/>Account seinen Zahlungen nicht nachkommen sollte (Ausblick auf Folgeversion).</text:p>
      <text:p text:style-name="P9"/>
      <text:p text:style-name="P9"><text:span text:style-name="T5">/F1120/</text:span> <text:span text:style-name="T2">Einschränkungen restaurieren</text:span>: Der angemeldete Administrator kann die Eigenschaften <text:tab/>einzelner Benutzer auch wieder manuell restaurieren.</text:p>
      <text:h text:style-name="P66" text:outline-level="1"/>
      <text:h text:style-name="P69" text:outline-level="1"><text:bookmark-start text:name="__RefHeading___Toc275_2435636710"/>Produktdaten<text:bookmark-end text:name="__RefHeading___Toc275_2435636710"/></text:h>
      <text:p text:style-name="Tldr">Was speichert das Produkt (langfristig) aus Benutzersicht?</text:p>
      <text:p text:style-name="P9">Jeder Punkt <text:span text:style-name="T5">/D???/</text:span> stellt im Prinzip einen Datensatz dar.</text:p>
      <text:p text:style-name="P9"/>
      <text:p text:style-name="P9"><text:span text:style-name="T5">/D010/</text:span> <text:span text:style-name="T2">Benutzerdaten</text:span>: Alle Informationen zu einem Benutzer:</text:p>
      <text:list xml:id="list1118915566" text:style-name="L22">
        <text:list-item>
          <text:p text:style-name="P58">BenutzerID (eindeutig)</text:p>
        </text:list-item>
        <text:list-item>
          <text:p text:style-name="P58">Kennung</text:p>
          <text:list>
            <text:list-item>
              <text:p text:style-name="P58">Benutzername (eindeutig)</text:p>
            </text:list-item>
            <text:list-item>
              <text:p text:style-name="P58">Passwort (verschlüsselt)</text:p>
            </text:list-item>
          </text:list>
        </text:list-item>
        <text:list-item>
          <text:p text:style-name="P58">Persönliche Daten</text:p>
          <text:list>
            <text:list-item>
              <text:p text:style-name="P58">Informationen zur eigenen Person</text:p>
              <text:list>
                <text:list-item>
                  <text:p text:style-name="P58">Vorname</text:p>
                </text:list-item>
                <text:list-item>
                  <text:p text:style-name="P58">Nachname</text:p>
                </text:list-item>
                <text:list-item>
                  <text:p text:style-name="P58">Alter</text:p>
                </text:list-item>
                <text:list-item>
                  <text:p text:style-name="P58">Geschlecht (männlich, weiblich)</text:p>
                </text:list-item>
                <text:list-item>
                  <text:p text:style-name="P58">kleines Foto</text:p>
                </text:list-item>
                <text:list-item>
                  <text:p text:style-name="P58">Begrüßungstext</text:p>
                </text:list-item>
                <text:list-item>
                  <text:p text:style-name="P58">Slogan</text:p>
                </text:list-item>
              </text:list>
            </text:list-item>
            <text:list-item>
              <text:p text:style-name="P58">Kontaktinformationen</text:p>
              <text:list>
                <text:list-item>
                  <text:p text:style-name="P58">Straße und Hausnummer</text:p>
                </text:list-item>
                <text:list-item>
                  <text:p text:style-name="P58">Postleitzahl</text:p>
                </text:list-item>
                <text:list-item>
                  <text:p text:style-name="P58">Ort</text:p>
                </text:list-item>
                <text:list-item>
                  <text:p text:style-name="P58">Land</text:p>
                </text:list-item>
                <text:list-item>
                  <text:p text:style-name="P58">Telefon</text:p>
                </text:list-item>
                <text:list-item>
                  <text:p text:style-name="P58">Fax</text:p>
                </text:list-item>
                <text:list-item>
                  <text:p text:style-name="P58">eMail-Adresse (eindeutig, gültig)</text:p>
                </text:list-item>
                <text:list-item>
                  <text:p text:style-name="P58"><text:soft-page-break/>Homepage</text:p>
                </text:list-item>
              </text:list>
            </text:list-item>
            <text:list-item>
              <text:p text:style-name="P58">Sichtbarkeit der einzelnen Einträge der persönlichen Daten</text:p>
            </text:list-item>
          </text:list>
        </text:list-item>
        <text:list-item>
          <text:p text:style-name="P58">Sonstige Daten</text:p>
          <text:list>
            <text:list-item>
              <text:p text:style-name="P58">Registrierungsdatum (Datum)</text:p>
            </text:list-item>
            <text:list-item>
              <text:p text:style-name="P58">letzte Anmeldung (Datum)</text:p>
            </text:list-item>
            <text:list-item>
              <text:p text:style-name="P58">Besuchszähler</text:p>
            </text:list-item>
            <text:list-item>
              <text:p text:style-name="P58">Status (Administrator, Benutzer)</text:p>
            </text:list-item>
          </text:list>
        </text:list-item>
      </text:list>
      <text:p text:style-name="P9"><text:span text:style-name="T5">/D020/</text:span> <text:span text:style-name="T2">Profildaten</text:span>: Das persönliche Profil eines Benutzers zu einem Spieltyp. Die Anzahl der <text:tab/>offenen, gewonnen, verlorenen und unentschiedenen Spiele wird zur Laufzeit ermittelt und <text:tab/>nicht explizit im Profil gespeichert!</text:p>
      <text:list xml:id="list4150028598" text:style-name="L23">
        <text:list-item>
          <text:p text:style-name="P59">BenutzerID</text:p>
        </text:list-item>
        <text:list-item>
          <text:p text:style-name="P59">Spieletyp (Mühle, Dame oder Schach)</text:p>
        </text:list-item>
        <text:list-item>
          <text:p text:style-name="P59">Wertungszahl</text:p>
        </text:list-item>
        <text:list-item>
          <text:p text:style-name="P59">Sichtbarkeit</text:p>
          <text:list>
            <text:list-item>
              <text:p text:style-name="P59">Offene Spiele</text:p>
            </text:list-item>
            <text:list-item>
              <text:p text:style-name="P59">Gewonnene Spiele</text:p>
            </text:list-item>
            <text:list-item>
              <text:p text:style-name="P59">Verlorene Spiele</text:p>
            </text:list-item>
            <text:list-item>
              <text:p text:style-name="P59">Unentschiedene Spiele</text:p>
            </text:list-item>
          </text:list>
        </text:list-item>
      </text:list>
      <text:p text:style-name="P9"/>
      <text:p text:style-name="P9">/D030/ Konfigurationsdaten: Die persönliche Konfiguration eines Benutzers:</text:p>
      <text:list xml:id="list4198000559" text:style-name="L24">
        <text:list-item>
          <text:p text:style-name="P60">BenutzerID</text:p>
        </text:list-item>
        <text:list-item>
          <text:p text:style-name="P60">Darstellungsfarben</text:p>
          <text:list>
            <text:list-item>
              <text:p text:style-name="P60">Hintergrundfarbe</text:p>
            </text:list-item>
            <text:list-item>
              <text:p text:style-name="P60">Textfarbe</text:p>
            </text:list-item>
            <text:list-item>
              <text:p text:style-name="P60">Rahmenfarbe</text:p>
            </text:list-item>
            <text:list-item>
              <text:p text:style-name="P60">Spielfeldfarbe Weiss</text:p>
            </text:list-item>
            <text:list-item>
              <text:p text:style-name="P60">Spielfeldfarbe Schwarz</text:p>
            </text:list-item>
          </text:list>
        </text:list-item>
        <text:list-item>
          <text:p text:style-name="P60">Darstellungsschema</text:p>
          <text:list>
            <text:list-item>
              <text:p text:style-name="P60"><text:soft-page-break/>Menu (links, oben oder rechts)</text:p>
            </text:list-item>
            <text:list-item>
              <text:p text:style-name="P60">Spielfeld (zentrieren oder am Fensterrand)</text:p>
            </text:list-item>
          </text:list>
        </text:list-item>
        <text:list-item>
          <text:p text:style-name="P60">Ablauflogik</text:p>
          <text:list>
            <text:list-item>
              <text:p text:style-name="P60">vor Ausführung eines Spielzuges Bestätigungsfenster anzeigen</text:p>
            </text:list-item>
            <text:list-item>
              <text:p text:style-name="P60">nach Ausführung eines Spielzuges</text:p>
              <text:list>
                <text:list-item>
                  <text:p text:style-name="P60">aktuelles Spiel erneut anzeigen oder</text:p>
                </text:list-item>
                <text:list-item>
                  <text:p text:style-name="P60">alle eigenen offenen Spiele anzeigen oder</text:p>
                </text:list-item>
                <text:list-item>
                  <text:p text:style-name="P60">das nächste offene Spiel anzeigen</text:p>
                </text:list-item>
              </text:list>
            </text:list-item>
          </text:list>
        </text:list-item>
      </text:list>
      <text:p text:style-name="P9"/>
      <text:p text:style-name="P9"><text:span text:style-name="T5">/D110/</text:span> <text:span text:style-name="T2">Spieldaten</text:span>: Der aktuelle Status eines einzelnen Spieles:</text:p>
      <text:list xml:id="list2327630827" text:style-name="L25">
        <text:list-item>
          <text:p text:style-name="P61">SpielID (eindeutig)</text:p>
        </text:list-item>
        <text:list-item>
          <text:p text:style-name="P61">Spieletyp (Mühle, Dame oder Schach)</text:p>
        </text:list-item>
        <text:list-item>
          <text:p text:style-name="P61">Status (Initiiert, Laufend, Weiss, Schwarz oder Unentschieden)</text:p>
        </text:list-item>
        <text:list-item>
          <text:p text:style-name="P61">Anzahl der Halbzüge</text:p>
        </text:list-item>
        <text:list-item>
          <text:p text:style-name="P61">Spieler 1 und 2 (Weiss und Schwarz) jeweils:</text:p>
          <text:list>
            <text:list-item>
              <text:p text:style-name="P61">BenutzerID</text:p>
            </text:list-item>
            <text:list-item>
              <text:p text:style-name="P61">Summe der Bedenkzeit (X Minuten)</text:p>
            </text:list-item>
          </text:list>
        </text:list-item>
        <text:list-item>
          <text:p text:style-name="P61">Sonstige Daten</text:p>
          <text:list>
            <text:list-item>
              <text:p text:style-name="P61">Halbzugbedenkzeit (X Tage)</text:p>
            </text:list-item>
            <text:list-item>
              <text:p text:style-name="P61">Toleranzzeit (X Tage)</text:p>
            </text:list-item>
            <text:list-item>
              <text:p text:style-name="P61">Initialisierungsdatum (Datum)</text:p>
            </text:list-item>
            <text:list-item>
              <text:p text:style-name="P61">letzter Halbzug (Datum)</text:p>
            </text:list-item>
          </text:list>
        </text:list-item>
      </text:list>
      <text:p text:style-name="P9"><text:span text:style-name="T5">/D111/</text:span> <text:span text:style-name="T2">Zugdaten</text:span>: Einzelner Zug eines Spiels:</text:p>
      <text:list xml:id="list310580323" text:style-name="L26">
        <text:list-item>
          <text:p text:style-name="P62">SpielID</text:p>
        </text:list-item>
        <text:list-item>
          <text:p text:style-name="P62">Zugnummer</text:p>
        </text:list-item>
        <text:list-item>
          <text:p text:style-name="P62">Anfangskoordinate</text:p>
        </text:list-item>
        <text:list-item>
          <text:p text:style-name="P62">Zielkoordinate</text:p>
        </text:list-item>
      </text:list>
      <text:h text:style-name="P66" text:outline-level="1"><text:soft-page-break/></text:h>
      <text:h text:style-name="P69" text:outline-level="1"><text:bookmark-start text:name="__RefHeading___Toc277_2435636710"/>Produktleistungen<text:bookmark-end text:name="__RefHeading___Toc277_2435636710"/></text:h>
      <text:p text:style-name="Tldr">Welche zeit- und umfangsbezogenen Anforderungen gibt es?</text:p>
      <text:p text:style-name="P9"><text:span text:style-name="T5">/L100/</text:span> <text:span text:style-name="T2">Schiedsrichter</text:span>: Jeder Spieltyp des Systems verfügt über einen eigenen Schiedsrichter, der <text:tab/>automatisch erkennt, ob ein Zug gültig ist. Zum anderen muss dieser Schiedsrichter <text:tab/>erkennen, ob ein Spielende mit dem aktuellen Zug erreicht wurde. Der Schiedsrichter ist <text:tab/>kein Mensch, sondern ein Objekt, welches über die Regeln des jeweiligen Spieltyps verfügt.</text:p>
      <text:p text:style-name="P9"/>
      <text:p text:style-name="P9"><text:span text:style-name="T5">/L200/</text:span> <text:span text:style-name="T2">Akkumulation</text:span>: Bei fehlererzeugenden Eingaben erhält der Benutzer als Fehlermeldung eine <text:tab/>Auflistung aller eingegebenen Fehler.</text:p>
      <text:p text:style-name="P9"/>
      <text:p text:style-name="P9"><text:span text:style-name="T5">/L210/</text:span> <text:span text:style-name="T2">Toleranz</text:span>: Bei fehlererzeugenden Eingaben muss der Benutzer die Möglichkeit haben, eine <text:tab/>Korrektur der Eingabedaten vorzunehmen, ohne Eingaben wiederholt eingeben zu müssen.</text:p>
      <text:h text:style-name="P67" text:outline-level="1"/>
      <text:h text:style-name="P70" text:outline-level="1"><text:bookmark-start text:name="__RefHeading___Toc279_2435636710"/>Benutzeroberfläche<text:bookmark-end text:name="__RefHeading___Toc279_2435636710"/></text:h>
      <text:p text:style-name="Tldr">Was sind die grundlegenden Anforderungen an die Grafische Benutzeroberfläche (Bildschirmlayout, Dialogstruktur, ...)?</text:p>
      <text:h text:style-name="P77" text:outline-level="2"><text:bookmark-start text:name="__RefHeading___Toc281_2435636710"/>Dialogstruktur<text:bookmark-end text:name="__RefHeading___Toc281_2435636710"/></text:h>
      <text:p text:style-name="P9">Im Folgenden wird die grobe Dialogstruktur einer fehlerfreien bzw. konfliktfreien Benutzung des Systems gezeigt. Fehlereingaben haben in der Regel einen Rücksprung auf die Ausgangsseite mit einer akkumulierten Fehlermeldung zur Folge.</text:p>
      <text:h text:style-name="P79" text:outline-level="3"><text:bookmark-start text:name="__RefHeading___Toc702_2435636710"/>Startseite<text:bookmark-end text:name="__RefHeading___Toc702_2435636710"/></text:h>
      <text:h text:style-name="P79" text:outline-level="3"><text:bookmark-start text:name="__RefHeading___Toc285_2435636710"/>Hauptseite<text:bookmark-end text:name="__RefHeading___Toc285_2435636710"/></text:h>
      <text:p text:style-name="P9">Die Hauptseite ist die Startseite des angemeldeten Benutzers, die der Benutzer gemäß der Funktion /F0220/ konfigurieren kann.</text:p>
      <text:p text:style-name="P9">Unabhängig von der persönlichen Konfiguration der Hauptseite liegt folgende Dialogstruktur vor.</text:p>
      <text:h text:style-name="P79" text:outline-level="3"><text:bookmark-start text:name="__RefHeading___Toc704_2435636710"/>Benutzermenü<text:bookmark-end text:name="__RefHeading___Toc704_2435636710"/></text:h>
      <text:h text:style-name="P77" text:outline-level="2"><text:bookmark-start text:name="__RefHeading___Toc289_2435636710"/>Bildschirmlayout<text:bookmark-end text:name="__RefHeading___Toc289_2435636710"/></text:h>
      <text:p text:style-name="P9">Das Layout sowie das Design des Systems wird überwiegend durch JavaScript-Komponenten der Bibliothek dynAPI bestimmt und ist über das gesamte System konsistent bzw. Einheitlich (Ausnahme: die Administrator-Funktionen).</text:p>
      <text:h text:style-name="P66" text:outline-level="1"/>
      <text:h text:style-name="P69" text:outline-level="1"><text:bookmark-start text:name="__RefHeading___Toc291_2435636710"/>Qualitätszielbestimmungen<text:bookmark-end text:name="__RefHeading___Toc291_2435636710"/></text:h>
      <text:p text:style-name="Tldr">Auf welche Qualitätsanforderungen (Zuverlässigkeit, Robustheit, Benutzungsfreundlichkeit, Effizienz, ...) wird besonderen Wert gelegt?</text:p>
      <text:p text:style-name="P9"/>
      <table:table table:name="Table1" table:style-name="Table1">
        <table:table-column table:style-name="Table1.A" table:number-columns-repeated="5"/>
        <table:table-row>
          <table:table-cell table:style-name="Table1.A1" office:value-type="string">
            <text:p text:style-name="Table_20_Contents"/>
          </table:table-cell>
          <table:table-cell table:style-name="Table1.A1" office:value-type="string">
            <text:p text:style-name="P23">sehr wichtig</text:p>
          </table:table-cell>
          <table:table-cell table:style-name="Table1.A1" office:value-type="string">
            <text:p text:style-name="P23">wichtig</text:p>
          </table:table-cell>
          <table:table-cell table:style-name="Table1.A1" office:value-type="string">
            <text:p text:style-name="P23">weniger wichtig</text:p>
          </table:table-cell>
          <table:table-cell table:style-name="Table1.E1" office:value-type="string">
            <text:p text:style-name="P23">unwichtig</text:p>
          </table:table-cell>
        </table:table-row>
        <table:table-row>
          <table:table-cell table:style-name="Table1.A2" office:value-type="string">
            <text:p text:style-name="Table_20_Contents">Robustheit</text:p>
          </table:table-cell>
          <table:table-cell table:style-name="Table1.A2" office:value-type="string">
            <text:p text:style-name="P22">X</text:p>
          </table:table-cell>
          <table:table-cell table:style-name="Table1.A2" office:value-type="string">
            <text:p text:style-name="P23"/>
          </table:table-cell>
          <table:table-cell table:style-name="Table1.A2" office:value-type="string">
            <text:p text:style-name="P23"/>
          </table:table-cell>
          <table:table-cell table:style-name="Table1.E2" office:value-type="string">
            <text:p text:style-name="P23"/>
          </table:table-cell>
        </table:table-row>
        <table:table-row>
          <table:table-cell table:style-name="Table1.A2" office:value-type="string">
            <text:p text:style-name="Table_20_Contents">Zuverlässigkeit</text:p>
          </table:table-cell>
          <table:table-cell table:style-name="Table1.A2" office:value-type="string">
            <text:p text:style-name="P22">X</text:p>
          </table:table-cell>
          <table:table-cell table:style-name="Table1.A2" office:value-type="string">
            <text:p text:style-name="P23"/>
          </table:table-cell>
          <table:table-cell table:style-name="Table1.A2" office:value-type="string">
            <text:p text:style-name="P23"/>
          </table:table-cell>
          <table:table-cell table:style-name="Table1.E2" office:value-type="string">
            <text:p text:style-name="P23"/>
          </table:table-cell>
        </table:table-row>
        <table:table-row>
          <table:table-cell table:style-name="Table1.A2" office:value-type="string">
            <text:p text:style-name="Table_20_Contents">Korrektheit</text:p>
          </table:table-cell>
          <table:table-cell table:style-name="Table1.A2" office:value-type="string">
            <text:p text:style-name="P22">X</text:p>
          </table:table-cell>
          <table:table-cell table:style-name="Table1.A2" office:value-type="string">
            <text:p text:style-name="P23"/>
          </table:table-cell>
          <table:table-cell table:style-name="Table1.A2" office:value-type="string">
            <text:p text:style-name="P23"/>
          </table:table-cell>
          <table:table-cell table:style-name="Table1.E2" office:value-type="string">
            <text:p text:style-name="P23"/>
          </table:table-cell>
        </table:table-row>
        <table:table-row>
          <table:table-cell table:style-name="Table1.A2" office:value-type="string">
            <text:p text:style-name="Table_20_Contents">Benutzungsfreundlichkeit</text:p>
          </table:table-cell>
          <table:table-cell table:style-name="Table1.A2" office:value-type="string">
            <text:p text:style-name="P23"/>
          </table:table-cell>
          <table:table-cell table:style-name="Table1.A2" office:value-type="string">
            <text:p text:style-name="P22">X</text:p>
          </table:table-cell>
          <table:table-cell table:style-name="Table1.A2" office:value-type="string">
            <text:p text:style-name="P23"/>
          </table:table-cell>
          <table:table-cell table:style-name="Table1.E2" office:value-type="string">
            <text:p text:style-name="P23"/>
          </table:table-cell>
        </table:table-row>
        <table:table-row>
          <table:table-cell table:style-name="Table1.A2" office:value-type="string">
            <text:p text:style-name="Table_20_Contents">Effizienz</text:p>
          </table:table-cell>
          <table:table-cell table:style-name="Table1.A2" office:value-type="string">
            <text:p text:style-name="P23"/>
          </table:table-cell>
          <table:table-cell table:style-name="Table1.A2" office:value-type="string">
            <text:p text:style-name="P22">X</text:p>
          </table:table-cell>
          <table:table-cell table:style-name="Table1.A2" office:value-type="string">
            <text:p text:style-name="P23"/>
          </table:table-cell>
          <table:table-cell table:style-name="Table1.E2" office:value-type="string">
            <text:p text:style-name="P23"/>
          </table:table-cell>
        </table:table-row>
        <table:table-row>
          <table:table-cell table:style-name="Table1.A2" office:value-type="string">
            <text:p text:style-name="Table_20_Contents">Portierbarkeit</text:p>
          </table:table-cell>
          <table:table-cell table:style-name="Table1.A2" office:value-type="string">
            <text:p text:style-name="P23"/>
          </table:table-cell>
          <table:table-cell table:style-name="Table1.A2" office:value-type="string">
            <text:p text:style-name="P23"/>
          </table:table-cell>
          <table:table-cell table:style-name="Table1.A2" office:value-type="string">
            <text:p text:style-name="P22">X</text:p>
          </table:table-cell>
          <table:table-cell table:style-name="Table1.E2" office:value-type="string">
            <text:p text:style-name="P23"/>
          </table:table-cell>
        </table:table-row>
        <table:table-row>
          <table:table-cell table:style-name="Table1.A2" office:value-type="string">
            <text:p text:style-name="Table_20_Contents">Kompatibilität</text:p>
          </table:table-cell>
          <table:table-cell table:style-name="Table1.A2" office:value-type="string">
            <text:p text:style-name="P23"/>
          </table:table-cell>
          <table:table-cell table:style-name="Table1.A2" office:value-type="string">
            <text:p text:style-name="P23"/>
          </table:table-cell>
          <table:table-cell table:style-name="Table1.A2" office:value-type="string">
            <text:p text:style-name="P22">X</text:p>
          </table:table-cell>
          <table:table-cell table:style-name="Table1.E2" office:value-type="string">
            <text:p text:style-name="P23"/>
          </table:table-cell>
        </table:table-row>
      </table:table>
      <text:p text:style-name="P9"/>
      <text:h text:style-name="P66" text:outline-level="1"/>
      <text:h text:style-name="P69" text:outline-level="1"><text:bookmark-start text:name="__RefHeading___Toc706_2435636710"/>Testszenarien und Testfälle<text:bookmark-end text:name="__RefHeading___Toc706_2435636710"/></text:h>
      <text:p text:style-name="Tldr">Was sind typische Szenarien, die das Produkt erfüllen muss?</text:p>
      <text:p text:style-name="P9">Jede Produktfunktion /F????/ wird anhand von konkreten Testfällen /T????/ getestet. Die dabei verwendeten Namen werden rein zufällig gewählt.</text:p>
      <text:p text:style-name="P9"/>
      <text:p text:style-name="P20"><text:span text:style-name="T5">/T0010/</text:span> <text:span text:style-name="T2">Registrieren</text:span>: Herr Tim Testmann registriert sich mit dem gewünschten Benutzernamen <text:tab/>testmann und dem Passwort testtest und der EMailadresse <text:a xlink:type="simple" xlink:href="mailto:tim@testmann.de" text:style-name="Internet_20_link" text:visited-style-name="Visited_20_Internet_20_Link">tim@testmann.de</text:a> am System.</text:p>
      <text:p text:style-name="P20"><text:tab/>Frau Beate Betamuster registriert sich ebenfall mit dem gewünschten Benutzernamen <text:tab/>betamuster und dem Passwort betabeta und der EMailadresse info@stefan-baur.de am <text:tab/>System.</text:p>
      <text:p text:style-name="P20"/>
      <text:p text:style-name="P9"><text:span text:style-name="T5">/T0020/</text:span> <text:span text:style-name="T2">Anmelden</text:span>: Tim Testmann meldet sich am System unter Benutzung seines Benutzernamens <text:tab/>und Passwortes am System an.</text:p>
      <text:p text:style-name="P9"/>
      <text:p text:style-name="P9"><text:span text:style-name="T5">/T0030/</text:span> <text:span text:style-name="T2">Abmelden</text:span>: Tim Testmann meldet sich vom System wieder ab.</text:p>
      <text:p text:style-name="P9"/>
      <text:p text:style-name="P9"><text:span text:style-name="T5">/T0040/</text:span> <text:span text:style-name="T2">Kennung anfordern</text:span>: Beate Betamuster hat ihre Kennung vergessen und fordert unter <text:tab/>Angabe ihrer EMailadresse ihre Kennung an.</text:p>
      <text:p text:style-name="P9"/>
      <text:p text:style-name="P9"><text:span text:style-name="T5">/T0050/</text:span> <text:span text:style-name="T2">Passwort ändern</text:span>: Beate Betamuster ändert sodann ihr Passwort betabeta in testbeta ab.</text:p>
      <text:p text:style-name="P9"/>
      <text:p text:style-name="P9"><text:span text:style-name="T5">/T????/</text:span> …</text:p>
      <text:p text:style-name="P9"/>
      <text:p text:style-name="P19">Es muss zu jeder weiteren Produktfunktion ein konkreter Testfall hinzugefügt werden ...</text:p>
      <text:h text:style-name="P66" text:outline-level="1"/>
      <text:h text:style-name="P69" text:outline-level="1"><text:bookmark-start text:name="__RefHeading___Toc295_2435636710"/>Entwicklungsumgebung<text:bookmark-end text:name="__RefHeading___Toc295_2435636710"/></text:h>
      <text:p text:style-name="Tldr">Welche Software, Hardware und Orgware wird zur Entwicklung benötigt?</text:p>
      <text:p text:style-name="P9">Es wird darauf geachtet, dass alle Entwicklungstools kostenlos (Freeware) sind.</text:p>
      <text:h text:style-name="P77" text:outline-level="2"><text:bookmark-start text:name="__RefHeading___Toc708_2435636710"/>Software<text:bookmark-end text:name="__RefHeading___Toc708_2435636710"/></text:h>
      <text:list xml:id="list1968113269" text:style-name="L27">
        <text:list-item>
          <text:p text:style-name="P63">Plattform</text:p>
          <text:list>
            <text:list-item>
              <text:p text:style-name="P63">PHP 4.0.5</text:p>
            </text:list-item>
            <text:list-item>
              <text:p text:style-name="P63">MySQL 3.23.32</text:p>
            </text:list-item>
            <text:list-item>
              <text:p text:style-name="P63">Apache 1.3.14</text:p>
            </text:list-item>
            <text:list-item>
              <text:p text:style-name="P63">Windows 95</text:p>
            </text:list-item>
          </text:list>
        </text:list-item>
        <text:list-item>
          <text:p text:style-name="P63">Tools</text:p>
          <text:list>
            <text:list-item>
              <text:p text:style-name="P63">jEdit 4.1 final (Code-Editor)</text:p>
            </text:list-item>
            <text:list-item>
              <text:p text:style-name="P63">L A TEX</text:p>
            </text:list-item>
            <text:list-item>
              <text:p text:style-name="P63">PHPMyAdmin 2.1.0</text:p>
            </text:list-item>
          </text:list>
        </text:list-item>
        <text:list-item>
          <text:p text:style-name="P63">Browser</text:p>
          <text:list>
            <text:list-item>
              <text:p text:style-name="P63">Internet Explorer 5</text:p>
            </text:list-item>
            <text:list-item>
              <text:p text:style-name="P63">Mozilla 1.4</text:p>
            </text:list-item>
            <text:list-item>
              <text:p text:style-name="P63">Opera 5</text:p>
            </text:list-item>
          </text:list>
        </text:list-item>
      </text:list>
      <text:h text:style-name="P77" text:outline-level="2"><text:bookmark-start text:name="__RefHeading___Toc710_2435636710"/>Hardware<text:bookmark-end text:name="__RefHeading___Toc710_2435636710"/></text:h>
      <text:list xml:id="list1003652999" text:style-name="L28">
        <text:list-item>
          <text:p text:style-name="P64">LAN mit 2 Rechnern (Win95)</text:p>
        </text:list-item>
      </text:list>
      <text:h text:style-name="P77" text:outline-level="2"><text:bookmark-start text:name="__RefHeading___Toc301_2435636710"/>Orgware<text:bookmark-end text:name="__RefHeading___Toc301_2435636710"/></text:h>
      <text:list xml:id="list433102569" text:style-name="L29">
        <text:list-item>
          <text:p text:style-name="P65">Terminliste</text:p>
        </text:list-item>
      </text:list>
      <text:h text:style-name="P66" text:outline-level="1"/>
      <text:h text:style-name="P69" text:outline-level="1"><text:bookmark-start text:name="__RefHeading___Toc303_2435636710"/>Ergänzungen<text:bookmark-end text:name="__RefHeading___Toc303_2435636710"/></text:h>
      <text:p text:style-name="Tldr">Spezielle, noch nicht abgedeckte Anforderungen.</text:p>
      <text:h text:style-name="P77" text:outline-level="2"><text:bookmark-start text:name="__RefHeading___Toc305_2435636710"/>Sprachmodul<text:span text:style-name="T10">v</text:span><text:bookmark-end text:name="__RefHeading___Toc305_2435636710"/></text:h>
      <text:p text:style-name="P9">Das System verfügt über ein austauschbares Sprachmodul, indem alle Texte zum Dialog mit den Benutzern vorliegen und jeweils über eine Identifikationsnummer angesprochen werden. Um das System um eine Sprache erweitern zu können, muss das Sprachmodul mit der neuen Sprache analog zum bereits existierenen Sprachmodul erstellt werden.</text:p>
      <text:h text:style-name="P66" text:outline-level="1"/>
      <text:h text:style-name="P69" text:outline-level="1"><text:bookmark-start text:name="__RefHeading___Toc307_2435636710"/>Glossar<text:bookmark-end text:name="__RefHeading___Toc307_2435636710"/></text:h>
      <text:p text:style-name="Tldr">Definition aller wichtigen Begriffe zur Sicherstellung einer einheitlichen Terminologie.</text:p>
      <text:p text:style-name="P9"><text:span text:style-name="T5">Fernspiele</text:span> sind Spiele, die eine Bedenkzeit von mindestens einen Tag haben. Beim Fernschach <text:tab/>oder Briefschach haben die Spieler für jeden Zug viele Tage Bedenkzeit.</text:p>
      <text:p text:style-name="P9"><text:span text:style-name="T5">Hauptseite</text:span> ist die Seite, auf die der Benutzer kommt, wenn er sich erfolgreich am System <text:tab/>angemeldet hat.</text:p>
      <text:p text:style-name="P9"><text:span text:style-name="T5">Kennung</text:span> ist das Tupel, das ein Benutzer zur Anmeldung an das System benötigt: Benutzername <text:tab/>und Passwort.</text:p>
      <text:p text:style-name="P9"><text:span text:style-name="T5">Konfiguration</text:span> Jeder einzelne Benutzer kann seine Nutzungsoberfläche individuell gestalten. Diese <text:tab/>Einstellung wird als persöliche Konfiguration bezeichnet. Der Administrator konfiguriert <text:tab/>das System für alle Benutzer (Konfiguration des Administrators).</text:p>
      <text:p text:style-name="P9"><text:span text:style-name="T5">öffentlich</text:span> Unter öffentlich versteht man die Lesbarkeit nur innerhalb der Spielgemeinschaft des <text:tab/>Systems, soweit nicht näher beschrieben.</text:p>
      <text:p text:style-name="P9"><text:span text:style-name="T5">Portfolio</text:span> ist die Sammelmappe bzw. die Dokumentenmappe eines Benutzers. Darin kann der <text:tab/>Benutzer all seine für wichtig empfundenen Informationen aufnehmen, wie z.B. interessante <text:tab/>Spiele oder starke Gegner, sowie Notizen und Nachrichten. Das Portfolio kann als <text:tab/>persönliche Datenbank betrachtet werden.</text:p>
      <text:p text:style-name="P9"><text:span text:style-name="T5">registrieren</text:span> Erstmaliges Anmelden eines beliebigen Internet-Benutzers, für den noch keine <text:tab/>Kennung für das System vorliegt.</text:p>
      <text:p text:style-name="P9"><text:span text:style-name="T5">Spielgemeinschaft</text:span> Die Menge aller spielenden Benutzer des Systems.</text:p>
      <text:p text:style-name="P9"><text:span text:style-name="T5">Startseite</text:span> bzw. Loginseite ist die Seite die angezeigt wird, wenn ein beliebiger Internet-Benutzer <text:tab/>auf den Internetdienst gelangt.</text:p>
      <text:p text:style-name="P21"><text:span text:style-name="T5">System</text:span> ist ein Synonym für den Internetdienst Brettspiele, soweit nicht näher beschrieben. </text:p>
      <text:p text:style-name="P21"><text:span text:style-name="T5">Verkehrssprache</text:span> ist die Sprache des Systems wie z.B. zur Kommunikation zwischen Benutze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Lohit Devanagari2" svg:font-family="'Lohit Devanagari'"/>
    <style:font-face style:name="F" svg:font-family="" style:font-family-generic="roman"/>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1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loext:contextual-spacing="false" fo:line-height="150%" fo:text-align="justify" style:justify-single-word="false" fo:text-indent="0in" style:auto-text-indent="false" style:page-number="auto"/>
      <style:text-properties style:font-name="Liberation Sans1" fo:font-family="'Liberation Sans'"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53_7e_LT_7e_Gliederung_20_1" style:display-name="master-page53~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53_7e_LT_7e_Gliederung_20_2" style:display-name="master-page53~LT~Gliederung 2" style:family="paragraph" style:parent-style-name="master-page53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53_7e_LT_7e_Gliederung_20_3" style:display-name="master-page53~LT~Gliederung 3" style:family="paragraph" style:parent-style-name="master-page53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53_7e_LT_7e_Gliederung_20_4" style:display-name="master-page53~LT~Gliederung 4" style:family="paragraph" style:parent-style-name="master-page53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3_7e_LT_7e_Gliederung_20_5" style:display-name="master-page53~LT~Gliederung 5" style:family="paragraph" style:parent-style-name="master-page53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3_7e_LT_7e_Gliederung_20_6" style:display-name="master-page53~LT~Gliederung 6" style:family="paragraph" style:parent-style-name="master-page53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3_7e_LT_7e_Gliederung_20_7" style:display-name="master-page53~LT~Gliederung 7" style:family="paragraph" style:parent-style-name="master-page53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3_7e_LT_7e_Gliederung_20_8" style:display-name="master-page53~LT~Gliederung 8" style:family="paragraph" style:parent-style-name="master-page53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3_7e_LT_7e_Gliederung_20_9" style:display-name="master-page53~LT~Gliederung 9" style:family="paragraph" style:parent-style-name="master-page53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3_7e_LT_7e_Titel" style:display-name="master-page5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53_7e_LT_7e_Untertitel" style:display-name="master-page5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53_7e_LT_7e_Notizen" style:display-name="master-page5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53_7e_LT_7e_Hintergrundobjekte" style:display-name="master-page5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53_7e_LT_7e_Hintergrund" style:display-name="master-page5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2_7e_LT_7e_Gliederung_20_1" style:display-name="master-page32~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Gliederung_20_2" style:display-name="master-page32~LT~Gliederung 2" style:family="paragraph" style:parent-style-name="master-page32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2_7e_LT_7e_Gliederung_20_3" style:display-name="master-page32~LT~Gliederung 3" style:family="paragraph" style:parent-style-name="master-page32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2_7e_LT_7e_Gliederung_20_4" style:display-name="master-page32~LT~Gliederung 4" style:family="paragraph" style:parent-style-name="master-page32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5" style:display-name="master-page32~LT~Gliederung 5" style:family="paragraph" style:parent-style-name="master-page32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6" style:display-name="master-page32~LT~Gliederung 6" style:family="paragraph" style:parent-style-name="master-page32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7" style:display-name="master-page32~LT~Gliederung 7" style:family="paragraph" style:parent-style-name="master-page32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8" style:display-name="master-page32~LT~Gliederung 8" style:family="paragraph" style:parent-style-name="master-page32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9" style:display-name="master-page32~LT~Gliederung 9" style:family="paragraph" style:parent-style-name="master-page32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Titel" style:display-name="master-page3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Untertitel" style:display-name="master-page32~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Notizen" style:display-name="master-page3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Hintergrundobjekte" style:display-name="master-page3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2_7e_LT_7e_Hintergrund" style:display-name="master-page3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0799in" fo:margin-bottom="0.0201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402in" fo:margin-bottom="0.0201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ldr" style:family="paragraph" style:parent-style-name="Quotations">
      <style:paragraph-properties fo:margin-left="0in" fo:margin-right="0in" fo:margin-top="0.1in" fo:margin-bottom="0.2in" loext:contextual-spacing="false" fo:text-indent="0in" style:auto-text-indent="false"/>
      <style:text-properties fo:color="#808080" fo:font-size="9pt" style:font-size-asian="10.5pt"/>
    </style:style>
    <style:style style:name="Header" style:family="paragraph" style:parent-style-name="Default" style:class="extra">
      <style:paragraph-properties text:number-lines="false" text:line-number="0">
        <style:tab-stops>
          <style:tab-stop style:position="3.3465in" style:type="center"/>
          <style:tab-stop style:position="6.6929in" style:type="right"/>
        </style:tab-stops>
      </style:paragraph-properties>
      <style:text-properties fo:font-variant="small-caps" style:font-name="Liberation Serif1" fo:font-family="'Liberation Serif'" style:font-style-name="Regular" style:font-family-generic="roman" style:font-pitch="variable" fo:font-size="11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fo:font-size="10p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left" style:display-name="Header left" style:family="paragraph" style:parent-style-name="Standard" style:class="extra">
      <style:paragraph-properties text:number-lines="false" text:line-number="0">
        <style:tab-stops>
          <style:tab-stop style:position="3.2346in" style:type="center"/>
          <style:tab-stop style:position="6.4701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346in" style:type="center"/>
          <style:tab-stop style:position="6.4701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31cf65"/>
    </style:style>
    <style:style style:name="MT2" style:family="text">
      <style:text-properties fo:font-style="italic" style:font-style-asian="italic" style:font-style-complex="italic"/>
    </style:style>
    <style:style style:name="MT3" style:family="text">
      <style:text-properties officeooo:rsid="00321a6a"/>
    </style:style>
    <style:page-layout style:name="Mpm1">
      <style:page-layout-properties fo:page-width="8.2701in" fo:page-height="11.6902in" style:num-format="1" style:print-orientation="portrait" fo:margin-top="1in" fo:margin-bottom="1in" fo:margin-left="1in" fo:margin-right="1in" fo:border="none" fo:padding="0.0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P<text:span text:style-name="MT1">flichtenheft: Projektname</text:span><text:tab/><text:tab/><text:span text:style-name="MT2"><text:chapter text:display="number" text:outline-level="1">12</text:chapter></text:span><text:span text:style-name="MT2"> <text:s text:c="2"/></text:span><text:span text:style-name="MT2"><text:chapter text:display="name" text:outline-level="1">Glossar</text:chapter></text:span></text:p>
      </style:header>
      <style:footer>
        <text:p text:style-name="MP1"><text:span text:style-name="MT3">Seite </text:span><text:page-number text:select-page="current">27</text:page-number><text:s/><text:span text:style-name="MT3">von </text:span><text:span text:style-name="MT3"><text:page-count>27</text:page-count></text:span></text:p>
      </style:footer>
    </style:master-page>
    <style:master-page style:name="First_20_Page" style:display-name="First Page" style:page-layout-name="Mpm2" style:next-style-name="Standard">
      <style:header>
        <text:p text:style-name="Header"/>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23:14:20.606328681</meta:creation-date>
    <dc:date>2018-08-19T01:40:37.256541636</dc:date>
    <meta:editing-duration>PT1H45M14S</meta:editing-duration>
    <meta:editing-cycles>44</meta:editing-cycles>
    <meta:generator>LibreOffice/6.0.3.2$Linux_X86_64 LibreOffice_project/00m0$Build-2</meta:generator>
    <meta:print-date>2018-08-19T01:23:55.609198706</meta:print-date>
    <meta:document-statistic meta:table-count="3" meta:image-count="0" meta:object-count="0" meta:page-count="27" meta:paragraph-count="420" meta:word-count="3298" meta:character-count="24624" meta:non-whitespace-character-count="21885"/>
  </office:meta>
</office:document-meta>
</file>